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1mm"/>
    </style:style>
    <style:style style:name="co3" style:family="table-column">
      <style:table-column-properties fo:break-before="auto" style:column-width="3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42">
      <style:table-cell-properties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2">
      <style:table-cell-properties fo:border="0.06pt solid #000000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roblem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number-columns-repeated="11" table:default-cell-style-name="ce4"/>
        <table:table-row table:style-name="ro1">
          <table:table-cell/>
          <table:table-cell table:style-name="ce2" office:value-type="string" calcext:value-type="string">
            <text:p>Question</text:p>
          </table:table-cell>
          <table:table-cell table:style-name="ce6" office:value-type="string" calcext:value-type="string">
            <text:p>1a</text:p>
          </table:table-cell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2c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3d</text:p>
          </table:table-cell>
          <table:table-cell table:style-name="ce6" office:value-type="string" calcext:value-type="string">
            <text:p>3 e</text:p>
          </table:table-cell>
          <table:table-cell table:style-name="ce6" office:value-type="string" calcext:value-type="string">
            <text:p>3f</text:p>
          </table:table-cell>
        </table:table-row>
        <table:table-row table:style-name="ro1">
          <table:table-cell/>
          <table:table-cell table:style-name="ce3" office:value-type="string" calcext:value-type="string">
            <text:p>Valeu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2.5" calcext:value-type="float">
            <text:p>2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.5" calcext:value-type="float">
            <text:p>2,5</text:p>
          </table:table-cell>
        </table:table-row>
        <table:table-row table:style-name="ro1">
          <table:table-cell/>
          <table:table-cell table:style-name="ce4" office:value-type="string" calcext:value-type="string">
            <text:p>% de réussite</text:p>
          </table:table-cell>
          <table:table-cell table:style-name="ce8" table:formula="of:=SUM([.C6:.C51])/(ROWS([.C6:.C51])*4)*100" office:value-type="float" office:value="84.2391304347826" calcext:value-type="float">
            <text:p>84</text:p>
          </table:table-cell>
          <table:table-cell table:style-name="ce8" table:formula="of:=SUM([.D6:.D51])/(ROWS([.D6:.D51])*4)*100" office:value-type="float" office:value="72.2826086956522" calcext:value-type="float">
            <text:p>72</text:p>
          </table:table-cell>
          <table:table-cell table:style-name="ce8" table:formula="of:=SUM([.E6:.E51])/(ROWS([.E6:.E51])*4)*100" office:value-type="float" office:value="58.4239130434783" calcext:value-type="float">
            <text:p>58</text:p>
          </table:table-cell>
          <table:table-cell table:style-name="ce8" table:formula="of:=SUM([.F6:.F51])/(ROWS([.F6:.F51])*4)*100" office:value-type="float" office:value="42.1195652173913" calcext:value-type="float">
            <text:p>42</text:p>
          </table:table-cell>
          <table:table-cell table:style-name="ce8" table:formula="of:=SUM([.G6:.G51])/(ROWS([.G6:.G51])*4)*100" office:value-type="float" office:value="42.9347826086957" calcext:value-type="float">
            <text:p>43</text:p>
          </table:table-cell>
          <table:table-cell table:style-name="ce8" table:formula="of:=SUM([.H6:.H51])/(ROWS([.H6:.H51])*4)*100" office:value-type="float" office:value="49.4565217391304" calcext:value-type="float">
            <text:p>49</text:p>
          </table:table-cell>
          <table:table-cell table:style-name="ce8" table:formula="of:=SUM([.I6:.I51])/(ROWS([.I6:.I51])*4)*100" office:value-type="float" office:value="38.8586956521739" calcext:value-type="float">
            <text:p>39</text:p>
          </table:table-cell>
          <table:table-cell table:style-name="ce8" table:formula="of:=SUM([.J6:.J51])/(ROWS([.J6:.J51])*4)*100" office:value-type="float" office:value="41.5760869565217" calcext:value-type="float">
            <text:p>42</text:p>
          </table:table-cell>
          <table:table-cell table:style-name="ce8" table:formula="of:=SUM([.K6:.K51])/(ROWS([.K6:.K51])*4)*100" office:value-type="float" office:value="23.3695652173913" calcext:value-type="float">
            <text:p>23</text:p>
          </table:table-cell>
          <table:table-cell table:style-name="ce8" table:formula="of:=SUM([.L6:.L51])/(ROWS([.L6:.L51])*4)*100" office:value-type="float" office:value="22.2826086956522" calcext:value-type="float">
            <text:p>22</text:p>
          </table:table-cell>
          <table:table-cell table:style-name="ce8" table:formula="of:=SUM([.M6:.M51])/(ROWS([.M6:.M51])*4)*100" office:value-type="float" office:value="10.3260869565217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 table:style-name="ce9" table:number-columns-repeated="10"/>
          <table:table-cell table:style-name="Default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Nom1</text:p>
          </table:table-cell>
          <table:table-cell office:value-type="string" calcext:value-type="string">
            <text:p>Prénom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</text:p>
          </table:table-cell>
          <table:table-cell office:value-type="string" calcext:value-type="string">
            <text:p>Prénom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</text:p>
          </table:table-cell>
          <table:table-cell office:value-type="string" calcext:value-type="string">
            <text:p>Prénom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4</text:p>
          </table:table-cell>
          <table:table-cell office:value-type="string" calcext:value-type="string">
            <text:p>Prénom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5</text:p>
          </table:table-cell>
          <table:table-cell office:value-type="string" calcext:value-type="string">
            <text:p>Prénom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6</text:p>
          </table:table-cell>
          <table:table-cell office:value-type="string" calcext:value-type="string">
            <text:p>Prénom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7</text:p>
          </table:table-cell>
          <table:table-cell office:value-type="string" calcext:value-type="string">
            <text:p>Prénom7</text:p>
          </table:table-cell>
          <table:table-cell table:number-columns-repeated="11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om8</text:p>
          </table:table-cell>
          <table:table-cell office:value-type="string" calcext:value-type="string">
            <text:p>Prénom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om9</text:p>
          </table:table-cell>
          <table:table-cell office:value-type="string" calcext:value-type="string">
            <text:p>Prénom9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0</text:p>
          </table:table-cell>
          <table:table-cell office:value-type="string" calcext:value-type="string">
            <text:p>Prénom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om11</text:p>
          </table:table-cell>
          <table:table-cell office:value-type="string" calcext:value-type="string">
            <text:p>Prénom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2</text:p>
          </table:table-cell>
          <table:table-cell office:value-type="string" calcext:value-type="string">
            <text:p>Prénom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3</text:p>
          </table:table-cell>
          <table:table-cell office:value-type="string" calcext:value-type="string">
            <text:p>Prénom1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4</text:p>
          </table:table-cell>
          <table:table-cell office:value-type="string" calcext:value-type="string">
            <text:p>Prénom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5</text:p>
          </table:table-cell>
          <table:table-cell office:value-type="string" calcext:value-type="string">
            <text:p>Prénom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6</text:p>
          </table:table-cell>
          <table:table-cell office:value-type="string" calcext:value-type="string">
            <text:p>Prénom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7</text:p>
          </table:table-cell>
          <table:table-cell office:value-type="string" calcext:value-type="string">
            <text:p>Prénom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om18</text:p>
          </table:table-cell>
          <table:table-cell office:value-type="string" calcext:value-type="string">
            <text:p>Prénom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9</text:p>
          </table:table-cell>
          <table:table-cell office:value-type="string" calcext:value-type="string">
            <text:p>Prénom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om20</text:p>
          </table:table-cell>
          <table:table-cell office:value-type="string" calcext:value-type="string">
            <text:p>Prénom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1</text:p>
          </table:table-cell>
          <table:table-cell office:value-type="string" calcext:value-type="string">
            <text:p>Prénom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2</text:p>
          </table:table-cell>
          <table:table-cell office:value-type="string" calcext:value-type="string">
            <text:p>Prénom22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3</text:p>
          </table:table-cell>
          <table:table-cell office:value-type="string" calcext:value-type="string">
            <text:p>Prénom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4</text:p>
          </table:table-cell>
          <table:table-cell office:value-type="string" calcext:value-type="string">
            <text:p>Prénom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5</text:p>
          </table:table-cell>
          <table:table-cell office:value-type="string" calcext:value-type="string">
            <text:p>Prénom2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6</text:p>
          </table:table-cell>
          <table:table-cell office:value-type="string" calcext:value-type="string">
            <text:p>Prénom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7</text:p>
          </table:table-cell>
          <table:table-cell office:value-type="string" calcext:value-type="string">
            <text:p>Prénom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8</text:p>
          </table:table-cell>
          <table:table-cell office:value-type="string" calcext:value-type="string">
            <text:p>Prénom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9</text:p>
          </table:table-cell>
          <table:table-cell office:value-type="string" calcext:value-type="string">
            <text:p>Prénom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0</text:p>
          </table:table-cell>
          <table:table-cell office:value-type="string" calcext:value-type="string">
            <text:p>Prénom3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1</text:p>
          </table:table-cell>
          <table:table-cell office:value-type="string" calcext:value-type="string">
            <text:p>Prénom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2</text:p>
          </table:table-cell>
          <table:table-cell office:value-type="string" calcext:value-type="string">
            <text:p>Prénom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3</text:p>
          </table:table-cell>
          <table:table-cell office:value-type="string" calcext:value-type="string">
            <text:p>Prénom3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4</text:p>
          </table:table-cell>
          <table:table-cell office:value-type="string" calcext:value-type="string">
            <text:p>Prénom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5</text:p>
          </table:table-cell>
          <table:table-cell office:value-type="string" calcext:value-type="string">
            <text:p>Prénom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6</text:p>
          </table:table-cell>
          <table:table-cell office:value-type="string" calcext:value-type="string">
            <text:p>Prénom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7</text:p>
          </table:table-cell>
          <table:table-cell office:value-type="string" calcext:value-type="string">
            <text:p>Prénom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8</text:p>
          </table:table-cell>
          <table:table-cell office:value-type="string" calcext:value-type="string">
            <text:p>Prénom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9</text:p>
          </table:table-cell>
          <table:table-cell office:value-type="string" calcext:value-type="string">
            <text:p>Prénom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40</text:p>
          </table:table-cell>
          <table:table-cell office:value-type="string" calcext:value-type="string">
            <text:p>Prénom4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41</text:p>
          </table:table-cell>
          <table:table-cell office:value-type="string" calcext:value-type="string">
            <text:p>Prénom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42</text:p>
          </table:table-cell>
          <table:table-cell office:value-type="string" calcext:value-type="string">
            <text:p>Prénom4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3</text:p>
          </table:table-cell>
          <table:table-cell office:value-type="string" calcext:value-type="string">
            <text:p>Prénom4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4</text:p>
          </table:table-cell>
          <table:table-cell office:value-type="string" calcext:value-type="string">
            <text:p>Prénom4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om45</text:p>
          </table:table-cell>
          <table:table-cell office:value-type="string" calcext:value-type="string">
            <text:p>Prénom4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46</text:p>
          </table:table-cell>
          <table:table-cell office:value-type="string" calcext:value-type="string">
            <text:p>Prénom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robleme 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15" table:default-cell-style-name="ce4"/>
        <table:table-row table:style-name="ro3">
          <table:table-cell/>
          <table:table-cell table:style-name="ce2" office:value-type="string" calcext:value-type="string">
            <text:p>Question</text:p>
          </table:table-cell>
          <table:table-cell table:style-name="ce6" office:value-type="string" calcext:value-type="string">
            <text:p>1a</text:p>
          </table:table-cell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1c</text:p>
          </table:table-cell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2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4c</text:p>
          </table:table-cell>
          <table:table-cell table:style-name="ce6" office:value-type="string" calcext:value-type="string">
            <text:p>4di</text:p>
          </table:table-cell>
          <table:table-cell table:style-name="ce6" office:value-type="string" calcext:value-type="string">
            <text:p>4dii</text:p>
          </table:table-cell>
          <table:table-cell table:style-name="ce6" office:value-type="string" calcext:value-type="string">
            <text:p>4diii</text:p>
          </table:table-cell>
          <table:table-cell table:style-name="ce6" office:value-type="string" calcext:value-type="string">
            <text:p>4<text:span text:style-name="T1">e</text:span>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string" calcext:value-type="string">
            <text:p>Valeur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5" calcext:value-type="float">
            <text:p>2,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5" calcext:value-type="float">
            <text:p>2,5</text:p>
          </table:table-cell>
        </table:table-row>
        <table:table-row table:style-name="ro1">
          <table:table-cell/>
          <table:table-cell table:style-name="ce4" office:value-type="string" calcext:value-type="string">
            <text:p>% de réussite</text:p>
          </table:table-cell>
          <table:table-cell table:style-name="ce8" table:formula="of:=SUM([.C6:.C51])/(ROWS([.C6:.C51])*4)*100" office:value-type="float" office:value="81.25" calcext:value-type="float">
            <text:p>81</text:p>
          </table:table-cell>
          <table:table-cell table:style-name="ce8" table:formula="of:=SUM([.D6:.D51])/(ROWS([.D6:.D51])*4)*100" office:value-type="float" office:value="79.3478260869565" calcext:value-type="float">
            <text:p>79</text:p>
          </table:table-cell>
          <table:table-cell table:style-name="ce8" table:formula="of:=SUM([.E6:.E51])/(ROWS([.E6:.E51])*4)*100" office:value-type="float" office:value="69.2934782608696" calcext:value-type="float">
            <text:p>69</text:p>
          </table:table-cell>
          <table:table-cell table:style-name="ce8" table:formula="of:=SUM([.F6:.F51])/(ROWS([.F6:.F51])*4)*100" office:value-type="float" office:value="63.8586956521739" calcext:value-type="float">
            <text:p>64</text:p>
          </table:table-cell>
          <table:table-cell table:style-name="ce8" table:formula="of:=SUM([.G6:.G51])/(ROWS([.G6:.G51])*4)*100" office:value-type="float" office:value="67.3913043478261" calcext:value-type="float">
            <text:p>67</text:p>
          </table:table-cell>
          <table:table-cell table:style-name="ce8" table:formula="of:=SUM([.H6:.H51])/(ROWS([.H6:.H51])*4)*100" office:value-type="float" office:value="73.3695652173913" calcext:value-type="float">
            <text:p>73</text:p>
          </table:table-cell>
          <table:table-cell table:style-name="ce8" table:formula="of:=SUM([.I6:.I51])/(ROWS([.I6:.I51])*4)*100" office:value-type="float" office:value="32.0652173913043" calcext:value-type="float">
            <text:p>32</text:p>
          </table:table-cell>
          <table:table-cell table:style-name="ce8" table:formula="of:=SUM([.J6:.J51])/(ROWS([.J6:.J51])*4)*100" office:value-type="float" office:value="62.2282608695652" calcext:value-type="float">
            <text:p>62</text:p>
          </table:table-cell>
          <table:table-cell table:style-name="ce8" table:formula="of:=SUM([.K6:.K51])/(ROWS([.K6:.K51])*4)*100" office:value-type="float" office:value="79.8913043478261" calcext:value-type="float">
            <text:p>80</text:p>
          </table:table-cell>
          <table:table-cell table:style-name="ce8" table:formula="of:=SUM([.L6:.L51])/(ROWS([.L6:.L51])*4)*100" office:value-type="float" office:value="37.2282608695652" calcext:value-type="float">
            <text:p>37</text:p>
          </table:table-cell>
          <table:table-cell table:style-name="ce8" table:formula="of:=SUM([.M6:.M51])/(ROWS([.M6:.M51])*4)*100" office:value-type="float" office:value="38.8586956521739" calcext:value-type="float">
            <text:p>39</text:p>
          </table:table-cell>
          <table:table-cell table:style-name="ce8" table:formula="of:=SUM([.N6:.N51])/(ROWS([.N6:.N51])*4)*100" office:value-type="float" office:value="58.695652173913" calcext:value-type="float">
            <text:p>59</text:p>
          </table:table-cell>
          <table:table-cell table:style-name="ce8" table:formula="of:=SUM([.O6:.O51])/(ROWS([.O6:.O51])*4)*100" office:value-type="float" office:value="51.0869565217391" calcext:value-type="float">
            <text:p>51</text:p>
          </table:table-cell>
          <table:table-cell table:style-name="ce8" table:formula="of:=SUM([.P6:.P51])/(ROWS([.P6:.P51])*4)*100" office:value-type="float" office:value="35.3260869565217" calcext:value-type="float">
            <text:p>35</text:p>
          </table:table-cell>
          <table:table-cell table:style-name="ce8" table:formula="of:=SUM([.Q6:.Q51])/(ROWS([.Q6:.Q51])*4)*100" office:value-type="float" office:value="16.304347826087" calcext:value-type="float">
            <text:p>16</text:p>
          </table:table-cell>
        </table:table-row>
        <table:table-row table:style-name="ro1">
          <table:table-cell/>
          <table:table-cell table:style-name="Default"/>
          <table:table-cell table:style-name="ce9" table:number-columns-repeated="10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Nom1</text:p>
          </table:table-cell>
          <table:table-cell office:value-type="string" calcext:value-type="string">
            <text:p>Prénom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2</text:p>
          </table:table-cell>
          <table:table-cell office:value-type="string" calcext:value-type="string">
            <text:p>Prénom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</text:p>
          </table:table-cell>
          <table:table-cell office:value-type="string" calcext:value-type="string">
            <text:p>Prénom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</text:p>
          </table:table-cell>
          <table:table-cell office:value-type="string" calcext:value-type="string">
            <text:p>Prénom4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5</text:p>
          </table:table-cell>
          <table:table-cell office:value-type="string" calcext:value-type="string">
            <text:p>Prénom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m6</text:p>
          </table:table-cell>
          <table:table-cell office:value-type="string" calcext:value-type="string">
            <text:p>Prénom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7</text:p>
          </table:table-cell>
          <table:table-cell office:value-type="string" calcext:value-type="string">
            <text:p>Prénom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8</text:p>
          </table:table-cell>
          <table:table-cell office:value-type="string" calcext:value-type="string">
            <text:p>Prénom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9</text:p>
          </table:table-cell>
          <table:table-cell office:value-type="string" calcext:value-type="string">
            <text:p>Prénom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0</text:p>
          </table:table-cell>
          <table:table-cell office:value-type="string" calcext:value-type="string">
            <text:p>Prénom1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11</text:p>
          </table:table-cell>
          <table:table-cell office:value-type="string" calcext:value-type="string">
            <text:p>Prénom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12</text:p>
          </table:table-cell>
          <table:table-cell office:value-type="string" calcext:value-type="string">
            <text:p>Prénom1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m13</text:p>
          </table:table-cell>
          <table:table-cell office:value-type="string" calcext:value-type="string">
            <text:p>Prénom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4</text:p>
          </table:table-cell>
          <table:table-cell office:value-type="string" calcext:value-type="string">
            <text:p>Prénom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5</text:p>
          </table:table-cell>
          <table:table-cell office:value-type="string" calcext:value-type="string">
            <text:p>Prénom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6</text:p>
          </table:table-cell>
          <table:table-cell office:value-type="string" calcext:value-type="string">
            <text:p>Prénom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7</text:p>
          </table:table-cell>
          <table:table-cell office:value-type="string" calcext:value-type="string">
            <text:p>Prénom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8</text:p>
          </table:table-cell>
          <table:table-cell office:value-type="string" calcext:value-type="string">
            <text:p>Prénom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m19</text:p>
          </table:table-cell>
          <table:table-cell office:value-type="string" calcext:value-type="string">
            <text:p>Prénom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Nom20</text:p>
          </table:table-cell>
          <table:table-cell office:value-type="string" calcext:value-type="string">
            <text:p>Prénom2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Nom21</text:p>
          </table:table-cell>
          <table:table-cell office:value-type="string" calcext:value-type="string">
            <text:p>Prénom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2</text:p>
          </table:table-cell>
          <table:table-cell office:value-type="string" calcext:value-type="string">
            <text:p>Prénom2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23</text:p>
          </table:table-cell>
          <table:table-cell office:value-type="string" calcext:value-type="string">
            <text:p>Prénom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4</text:p>
          </table:table-cell>
          <table:table-cell office:value-type="string" calcext:value-type="string">
            <text:p>Prénom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m25</text:p>
          </table:table-cell>
          <table:table-cell office:value-type="string" calcext:value-type="string">
            <text:p>Prénom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6</text:p>
          </table:table-cell>
          <table:table-cell office:value-type="string" calcext:value-type="string">
            <text:p>Prénom2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7</text:p>
          </table:table-cell>
          <table:table-cell office:value-type="string" calcext:value-type="string">
            <text:p>Prénom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8</text:p>
          </table:table-cell>
          <table:table-cell office:value-type="string" calcext:value-type="string">
            <text:p>Prénom28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9</text:p>
          </table:table-cell>
          <table:table-cell office:value-type="string" calcext:value-type="string">
            <text:p>Prénom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m30</text:p>
          </table:table-cell>
          <table:table-cell office:value-type="string" calcext:value-type="string">
            <text:p>Prénom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31</text:p>
          </table:table-cell>
          <table:table-cell office:value-type="string" calcext:value-type="string">
            <text:p>Prénom3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2</text:p>
          </table:table-cell>
          <table:table-cell office:value-type="string" calcext:value-type="string">
            <text:p>Prénom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3</text:p>
          </table:table-cell>
          <table:table-cell office:value-type="string" calcext:value-type="string">
            <text:p>Prénom3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4</text:p>
          </table:table-cell>
          <table:table-cell office:value-type="string" calcext:value-type="string">
            <text:p>Prénom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m35</text:p>
          </table:table-cell>
          <table:table-cell office:value-type="string" calcext:value-type="string">
            <text:p>Prénom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6</text:p>
          </table:table-cell>
          <table:table-cell office:value-type="string" calcext:value-type="string">
            <text:p>Prénom3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7</text:p>
          </table:table-cell>
          <table:table-cell office:value-type="string" calcext:value-type="string">
            <text:p>Prénom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8</text:p>
          </table:table-cell>
          <table:table-cell office:value-type="string" calcext:value-type="string">
            <text:p>Prénom38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9</text:p>
          </table:table-cell>
          <table:table-cell office:value-type="string" calcext:value-type="string">
            <text:p>Prénom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0</text:p>
          </table:table-cell>
          <table:table-cell office:value-type="string" calcext:value-type="string">
            <text:p>Prénom4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41</text:p>
          </table:table-cell>
          <table:table-cell office:value-type="string" calcext:value-type="string">
            <text:p>Prénom4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2</text:p>
          </table:table-cell>
          <table:table-cell office:value-type="string" calcext:value-type="string">
            <text:p>Prénom4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3</text:p>
          </table:table-cell>
          <table:table-cell office:value-type="string" calcext:value-type="string">
            <text:p>Prénom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4</text:p>
          </table:table-cell>
          <table:table-cell office:value-type="string" calcext:value-type="string">
            <text:p>Prénom44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5</text:p>
          </table:table-cell>
          <table:table-cell office:value-type="string" calcext:value-type="string">
            <text:p>Prénom4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m46</text:p>
          </table:table-cell>
          <table:table-cell office:value-type="string" calcext:value-type="string">
            <text:p>Prénom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robleme 3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12" table:default-cell-style-name="ce4"/>
        <table:table-row table:style-name="ro1">
          <table:table-cell/>
          <table:table-cell table:style-name="ce2" office:value-type="string" calcext:value-type="string">
            <text:p>Question</text:p>
          </table:table-cell>
          <table:table-cell table:style-name="ce6" office:value-type="string" calcext:value-type="string">
            <text:p>I1a</text:p>
          </table:table-cell>
          <table:table-cell table:style-name="ce6" office:value-type="string" calcext:value-type="string">
            <text:p>I1b</text:p>
          </table:table-cell>
          <table:table-cell table:style-name="ce6" office:value-type="string" calcext:value-type="string">
            <text:p>I1c</text:p>
          </table:table-cell>
          <table:table-cell table:style-name="ce6" office:value-type="string" calcext:value-type="string">
            <text:p>I2a</text:p>
          </table:table-cell>
          <table:table-cell table:style-name="ce6" office:value-type="string" calcext:value-type="string">
            <text:p>I2b</text:p>
          </table:table-cell>
          <table:table-cell table:style-name="ce6" office:value-type="string" calcext:value-type="string">
            <text:p>I2c</text:p>
          </table:table-cell>
          <table:table-cell table:style-name="ce6" office:value-type="string" calcext:value-type="string">
            <text:p>I3</text:p>
          </table:table-cell>
          <table:table-cell table:style-name="ce6" office:value-type="string" calcext:value-type="string">
            <text:p>II1</text:p>
          </table:table-cell>
          <table:table-cell table:style-name="ce6" office:value-type="string" calcext:value-type="string">
            <text:p>II2a</text:p>
          </table:table-cell>
          <table:table-cell table:style-name="ce6" office:value-type="string" calcext:value-type="string">
            <text:p>II2b</text:p>
          </table:table-cell>
          <table:table-cell table:style-name="ce6" office:value-type="string" calcext:value-type="string">
            <text:p>III1</text:p>
          </table:table-cell>
          <table:table-cell table:style-name="ce6" office:value-type="string" calcext:value-type="string">
            <text:p>III2</text:p>
          </table:table-cell>
        </table:table-row>
        <table:table-row table:style-name="ro1">
          <table:table-cell/>
          <table:table-cell table:style-name="ce3" office:value-type="string" calcext:value-type="string">
            <text:p>Valeu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.5" calcext:value-type="float">
            <text:p>1,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6"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% de réussite</text:p>
          </table:table-cell>
          <table:table-cell table:style-name="ce8" table:formula="of:=SUM([.C6:.C51])/(ROWS([.C6:.C51])*4)*100" office:value-type="float" office:value="66.8478260869565" calcext:value-type="float">
            <text:p>67</text:p>
          </table:table-cell>
          <table:table-cell table:style-name="ce8" table:formula="of:=SUM([.D6:.D51])/(ROWS([.D6:.D51])*4)*100" office:value-type="float" office:value="44.2934782608696" calcext:value-type="float">
            <text:p>44</text:p>
          </table:table-cell>
          <table:table-cell table:style-name="ce8" table:formula="of:=SUM([.E6:.E51])/(ROWS([.E6:.E51])*4)*100" office:value-type="float" office:value="27.1739130434783" calcext:value-type="float">
            <text:p>27</text:p>
          </table:table-cell>
          <table:table-cell table:style-name="ce8" table:formula="of:=SUM([.F6:.F51])/(ROWS([.F6:.F51])*4)*100" office:value-type="float" office:value="53.804347826087" calcext:value-type="float">
            <text:p>54</text:p>
          </table:table-cell>
          <table:table-cell table:style-name="ce8" table:formula="of:=SUM([.G6:.G51])/(ROWS([.G6:.G51])*4)*100" office:value-type="float" office:value="32.0652173913043" calcext:value-type="float">
            <text:p>32</text:p>
          </table:table-cell>
          <table:table-cell table:style-name="ce8" table:formula="of:=SUM([.H6:.H51])/(ROWS([.H6:.H51])*4)*100" office:value-type="float" office:value="19.5652173913043" calcext:value-type="float">
            <text:p>20</text:p>
          </table:table-cell>
          <table:table-cell table:style-name="ce8" table:formula="of:=SUM([.I6:.I51])/(ROWS([.I6:.I51])*4)*100" office:value-type="float" office:value="13.8586956521739" calcext:value-type="float">
            <text:p>14</text:p>
          </table:table-cell>
          <table:table-cell table:style-name="ce8" table:formula="of:=SUM([.J6:.J51])/(ROWS([.J6:.J51])*4)*100" office:value-type="float" office:value="58.9673913043478" calcext:value-type="float">
            <text:p>59</text:p>
          </table:table-cell>
          <table:table-cell table:style-name="ce8" table:formula="of:=SUM([.K6:.K51])/(ROWS([.K6:.K51])*4)*100" office:value-type="float" office:value="86.9565217391304" calcext:value-type="float">
            <text:p>87</text:p>
          </table:table-cell>
          <table:table-cell table:style-name="ce8" table:formula="of:=SUM([.L6:.L51])/(ROWS([.L6:.L51])*4)*100" office:value-type="float" office:value="54.8913043478261" calcext:value-type="float">
            <text:p>55</text:p>
          </table:table-cell>
          <table:table-cell table:style-name="ce8" table:formula="of:=SUM([.M6:.M51])/(ROWS([.M6:.M51])*4)*100" office:value-type="float" office:value="7.06521739130435" calcext:value-type="float">
            <text:p>7</text:p>
          </table:table-cell>
          <table:table-cell table:style-name="ce8" table:formula="of:=SUM([.N6:.N51])/(ROWS([.N6:.N51])*4)*100" office:value-type="float" office:value="6.79347826086956" calcext:value-type="float">
            <text:p>7</text:p>
          </table:table-cell>
        </table:table-row>
        <table:table-row table:style-name="ro1">
          <table:table-cell/>
          <table:table-cell table:style-name="Default"/>
          <table:table-cell table:style-name="ce9" table:number-columns-repeated="10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Default" table:number-columns-repeated="12"/>
        </table:table-row>
        <table:table-row table:style-name="ro1">
          <table:table-cell office:value-type="string" calcext:value-type="string">
            <text:p>Nom1</text:p>
          </table:table-cell>
          <table:table-cell office:value-type="string" calcext:value-type="string">
            <text:p>Prénom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</text:p>
          </table:table-cell>
          <table:table-cell office:value-type="string" calcext:value-type="string">
            <text:p>Prénom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</text:p>
          </table:table-cell>
          <table:table-cell office:value-type="string" calcext:value-type="string">
            <text:p>Prénom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</text:p>
          </table:table-cell>
          <table:table-cell office:value-type="string" calcext:value-type="string">
            <text:p>Prénom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5</text:p>
          </table:table-cell>
          <table:table-cell office:value-type="string" calcext:value-type="string">
            <text:p>Prénom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6</text:p>
          </table:table-cell>
          <table:table-cell office:value-type="string" calcext:value-type="string">
            <text:p>Prénom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7</text:p>
          </table:table-cell>
          <table:table-cell office:value-type="string" calcext:value-type="string">
            <text:p>Prénom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8</text:p>
          </table:table-cell>
          <table:table-cell office:value-type="string" calcext:value-type="string">
            <text:p>Prénom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9</text:p>
          </table:table-cell>
          <table:table-cell office:value-type="string" calcext:value-type="string">
            <text:p>Prénom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Nom10</text:p>
          </table:table-cell>
          <table:table-cell office:value-type="string" calcext:value-type="string">
            <text:p>Prénom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1</text:p>
          </table:table-cell>
          <table:table-cell office:value-type="string" calcext:value-type="string">
            <text:p>Prénom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2</text:p>
          </table:table-cell>
          <table:table-cell office:value-type="string" calcext:value-type="string">
            <text:p>Prénom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3</text:p>
          </table:table-cell>
          <table:table-cell office:value-type="string" calcext:value-type="string">
            <text:p>Prénom1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4</text:p>
          </table:table-cell>
          <table:table-cell office:value-type="string" calcext:value-type="string">
            <text:p>Prénom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5</text:p>
          </table:table-cell>
          <table:table-cell office:value-type="string" calcext:value-type="string">
            <text:p>Prénom1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6</text:p>
          </table:table-cell>
          <table:table-cell office:value-type="string" calcext:value-type="string">
            <text:p>Prénom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7</text:p>
          </table:table-cell>
          <table:table-cell office:value-type="string" calcext:value-type="string">
            <text:p>Prénom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m18</text:p>
          </table:table-cell>
          <table:table-cell office:value-type="string" calcext:value-type="string">
            <text:p>Prénom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9</text:p>
          </table:table-cell>
          <table:table-cell office:value-type="string" calcext:value-type="string">
            <text:p>Prénom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0</text:p>
          </table:table-cell>
          <table:table-cell office:value-type="string" calcext:value-type="string">
            <text:p>Prénom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1</text:p>
          </table:table-cell>
          <table:table-cell office:value-type="string" calcext:value-type="string">
            <text:p>Prénom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2</text:p>
          </table:table-cell>
          <table:table-cell office:value-type="string" calcext:value-type="string">
            <text:p>Prénom2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3</text:p>
          </table:table-cell>
          <table:table-cell office:value-type="string" calcext:value-type="string">
            <text:p>Prénom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4</text:p>
          </table:table-cell>
          <table:table-cell office:value-type="string" calcext:value-type="string">
            <text:p>Prénom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5</text:p>
          </table:table-cell>
          <table:table-cell office:value-type="string" calcext:value-type="string">
            <text:p>Prénom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6</text:p>
          </table:table-cell>
          <table:table-cell office:value-type="string" calcext:value-type="string">
            <text:p>Prénom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7</text:p>
          </table:table-cell>
          <table:table-cell office:value-type="string" calcext:value-type="string">
            <text:p>Prénom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8</text:p>
          </table:table-cell>
          <table:table-cell office:value-type="string" calcext:value-type="string">
            <text:p>Prénom28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m29</text:p>
          </table:table-cell>
          <table:table-cell office:value-type="string" calcext:value-type="string">
            <text:p>Prénom2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0</text:p>
          </table:table-cell>
          <table:table-cell office:value-type="string" calcext:value-type="string">
            <text:p>Prénom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1</text:p>
          </table:table-cell>
          <table:table-cell office:value-type="string" calcext:value-type="string">
            <text:p>Prénom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32</text:p>
          </table:table-cell>
          <table:table-cell office:value-type="string" calcext:value-type="string">
            <text:p>Prénom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3</text:p>
          </table:table-cell>
          <table:table-cell office:value-type="string" calcext:value-type="string">
            <text:p>Prénom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4</text:p>
          </table:table-cell>
          <table:table-cell office:value-type="string" calcext:value-type="string">
            <text:p>Prénom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5</text:p>
          </table:table-cell>
          <table:table-cell office:value-type="string" calcext:value-type="string">
            <text:p>Prénom3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6</text:p>
          </table:table-cell>
          <table:table-cell office:value-type="string" calcext:value-type="string">
            <text:p>Prénom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7</text:p>
          </table:table-cell>
          <table:table-cell office:value-type="string" calcext:value-type="string">
            <text:p>Prénom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8</text:p>
          </table:table-cell>
          <table:table-cell office:value-type="string" calcext:value-type="string">
            <text:p>Prénom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9</text:p>
          </table:table-cell>
          <table:table-cell office:value-type="string" calcext:value-type="string">
            <text:p>Prénom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0</text:p>
          </table:table-cell>
          <table:table-cell office:value-type="string" calcext:value-type="string">
            <text:p>Prénom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1</text:p>
          </table:table-cell>
          <table:table-cell office:value-type="string" calcext:value-type="string">
            <text:p>Prénom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2</text:p>
          </table:table-cell>
          <table:table-cell office:value-type="string" calcext:value-type="string">
            <text:p>Prénom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3</text:p>
          </table:table-cell>
          <table:table-cell office:value-type="string" calcext:value-type="string">
            <text:p>Prénom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4</text:p>
          </table:table-cell>
          <table:table-cell office:value-type="string" calcext:value-type="string">
            <text:p>Prénom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m45</text:p>
          </table:table-cell>
          <table:table-cell office:value-type="string" calcext:value-type="string">
            <text:p>Prénom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6</text:p>
          </table:table-cell>
          <table:table-cell office:value-type="string" calcext:value-type="string">
            <text:p>Prénom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bila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ce3"/>
        <table:table-column table:style-name="co1" table:number-columns-repeated="2" table:default-cell-style-name="ce11"/>
        <table:table-column table:style-name="co1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office:value-type="string" calcext:value-type="string">
            <text:p>Probleme 1</text:p>
          </table:table-cell>
          <table:table-cell office:value-type="string" calcext:value-type="string">
            <text:p>Probleme 2</text:p>
          </table:table-cell>
          <table:table-cell office:value-type="string" calcext:value-type="string">
            <text:p>Probleme 3</text:p>
          </table:table-cell>
          <table:table-cell office:value-type="string" calcext:value-type="string">
            <text:p>Total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Note modifiée</text:p>
          </table:table-cell>
          <table:table-cell office:value-type="string" calcext:value-type="string">
            <text:p>Rang</text:p>
          </table:table-cell>
          <table:table-cell/>
          <table:table-cell office:value-type="string" calcext:value-type="string">
            <text:p>Moyenne</text:p>
          </table:table-cell>
          <table:table-cell table:formula="of:=SUM([.G2:.G47])/46" office:value-type="float" office:value="9.30451127819549" calcext:value-type="float">
            <text:p>9,3045112782</text:p>
          </table:table-cell>
          <table:table-cell office:value-type="string" calcext:value-type="string">
            <text:p>moy modif</text:p>
          </table:table-cell>
        </table:table-row>
        <table:table-row table:style-name="ro1">
          <table:table-cell office:value-type="string" calcext:value-type="string">
            <text:p>Nom1</text:p>
          </table:table-cell>
          <table:table-cell office:value-type="string" calcext:value-type="string">
            <text:p>Prénom1</text:p>
          </table:table-cell>
          <table:table-cell table:formula="of:=SUMPRODUCT(['probleme 1'.$C$2:.$M$2];['probleme 1'.$C6:.$M6])/4" office:value-type="float" office:value="15.875" calcext:value-type="float">
            <text:p>15,875</text:p>
          </table:table-cell>
          <table:table-cell table:formula="of:=SUMPRODUCT(['probleme 2'.$C$2:.$Q$2];['probleme 2'.$C6:.$Q6])/4" office:value-type="float" office:value="21.625" calcext:value-type="float">
            <text:p>21,625</text:p>
          </table:table-cell>
          <table:table-cell table:formula="of:=SUMPRODUCT(['probleme 3'.$C$2:.$N$2];['probleme 3'.$C6:.$N6])/4" office:value-type="float" office:value="8.375" calcext:value-type="float">
            <text:p>8,375</text:p>
          </table:table-cell>
          <table:table-cell table:formula="of:=SUM([.C2:.E2])" office:value-type="float" office:value="45.875" calcext:value-type="float">
            <text:p>45,875</text:p>
          </table:table-cell>
          <table:table-cell table:formula="of:=[.F2]/[.$L$8]*20" office:value-type="float" office:value="13.796992481203" calcext:value-type="float">
            <text:p>13,80</text:p>
          </table:table-cell>
          <table:table-cell table:formula="of:=[.G2]+2" office:value-type="float" office:value="15.796992481203" calcext:value-type="float">
            <text:p>15,80</text:p>
          </table:table-cell>
          <table:table-cell table:number-columns-repeated="2"/>
          <table:table-cell office:value-type="string" calcext:value-type="string">
            <text:p>Ecar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2</text:p>
          </table:table-cell>
          <table:table-cell office:value-type="string" calcext:value-type="string">
            <text:p>Prénom2</text:p>
          </table:table-cell>
          <table:table-cell table:formula="of:=SUMPRODUCT(['probleme 1'.$C$2:.$M$2];['probleme 1'.$C7:.$M7])/4" office:value-type="float" office:value="2.5" calcext:value-type="float">
            <text:p>2,5</text:p>
          </table:table-cell>
          <table:table-cell table:formula="of:=SUMPRODUCT(['probleme 2'.$C$2:.$Q$2];['probleme 2'.$C7:.$Q7])/4" office:value-type="float" office:value="20.25" calcext:value-type="float">
            <text:p>20,25</text:p>
          </table:table-cell>
          <table:table-cell table:formula="of:=SUMPRODUCT(['probleme 3'.$C$2:.$N$2];['probleme 3'.$C7:.$N7])/4" office:value-type="float" office:value="6.75" calcext:value-type="float">
            <text:p>6,75</text:p>
          </table:table-cell>
          <table:table-cell table:formula="of:=SUM([.C3:.E3])" office:value-type="float" office:value="29.5" calcext:value-type="float">
            <text:p>29,5</text:p>
          </table:table-cell>
          <table:table-cell table:formula="of:=[.F3]/[.$L$8]*20" office:value-type="float" office:value="8.87218045112782" calcext:value-type="float">
            <text:p>8,87</text:p>
          </table:table-cell>
          <table:table-cell table:formula="of:=[.G3]+2" office:value-type="float" office:value="10.8721804511278" calcext:value-type="float">
            <text:p>10,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</text:p>
          </table:table-cell>
          <table:table-cell office:value-type="string" calcext:value-type="string">
            <text:p>Prénom3</text:p>
          </table:table-cell>
          <table:table-cell table:formula="of:=SUMPRODUCT(['probleme 1'.$C$2:.$M$2];['probleme 1'.$C8:.$M8])/4" office:value-type="float" office:value="8.6875" calcext:value-type="float">
            <text:p>8,6875</text:p>
          </table:table-cell>
          <table:table-cell table:formula="of:=SUMPRODUCT(['probleme 2'.$C$2:.$Q$2];['probleme 2'.$C8:.$Q8])/4" office:value-type="float" office:value="12.25" calcext:value-type="float">
            <text:p>12,25</text:p>
          </table:table-cell>
          <table:table-cell table:formula="of:=SUMPRODUCT(['probleme 3'.$C$2:.$N$2];['probleme 3'.$C8:.$N8])/4" office:value-type="float" office:value="4.75" calcext:value-type="float">
            <text:p>4,75</text:p>
          </table:table-cell>
          <table:table-cell table:formula="of:=SUM([.C4:.E4])" office:value-type="float" office:value="25.6875" calcext:value-type="float">
            <text:p>25,6875</text:p>
          </table:table-cell>
          <table:table-cell table:formula="of:=[.F4]/[.$L$8]*20" office:value-type="float" office:value="7.72556390977444" calcext:value-type="float">
            <text:p>7,73</text:p>
          </table:table-cell>
          <table:table-cell table:formula="of:=[.G4]+2" office:value-type="float" office:value="9.72556390977444" calcext:value-type="float">
            <text:p>9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</text:p>
          </table:table-cell>
          <table:table-cell office:value-type="string" calcext:value-type="string">
            <text:p>Prénom4</text:p>
          </table:table-cell>
          <table:table-cell table:formula="of:=SUMPRODUCT(['probleme 1'.$C$2:.$M$2];['probleme 1'.$C9:.$M9])/4" office:value-type="float" office:value="8.1875" calcext:value-type="float">
            <text:p>8,1875</text:p>
          </table:table-cell>
          <table:table-cell table:formula="of:=SUMPRODUCT(['probleme 2'.$C$2:.$Q$2];['probleme 2'.$C9:.$Q9])/4" office:value-type="float" office:value="17" calcext:value-type="float">
            <text:p>17</text:p>
          </table:table-cell>
          <table:table-cell table:formula="of:=SUMPRODUCT(['probleme 3'.$C$2:.$N$2];['probleme 3'.$C9:.$N9])/4" office:value-type="float" office:value="4.5" calcext:value-type="float">
            <text:p>4,5</text:p>
          </table:table-cell>
          <table:table-cell table:formula="of:=SUM([.C5:.E5])" office:value-type="float" office:value="29.6875" calcext:value-type="float">
            <text:p>29,6875</text:p>
          </table:table-cell>
          <table:table-cell table:formula="of:=[.F5]/[.$L$8]*20" office:value-type="float" office:value="8.92857142857143" calcext:value-type="float">
            <text:p>8,93</text:p>
          </table:table-cell>
          <table:table-cell table:formula="of:=[.G5]+2" office:value-type="float" office:value="10.9285714285714" calcext:value-type="float">
            <text:p>10,93</text:p>
          </table:table-cell>
          <table:table-cell table:number-columns-repeated="2"/>
          <table:table-cell office:value-type="string" calcext:value-type="string">
            <text:p>total pb1</text:p>
          </table:table-cell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 office:value-type="string" calcext:value-type="string">
            <text:p>Nom5</text:p>
          </table:table-cell>
          <table:table-cell office:value-type="string" calcext:value-type="string">
            <text:p>Prénom5</text:p>
          </table:table-cell>
          <table:table-cell table:formula="of:=SUMPRODUCT(['probleme 1'.$C$2:.$M$2];['probleme 1'.$C10:.$M10])/4" office:value-type="float" office:value="9.125" calcext:value-type="float">
            <text:p>9,125</text:p>
          </table:table-cell>
          <table:table-cell table:formula="of:=SUMPRODUCT(['probleme 2'.$C$2:.$Q$2];['probleme 2'.$C10:.$Q10])/4" office:value-type="float" office:value="25.125" calcext:value-type="float">
            <text:p>25,125</text:p>
          </table:table-cell>
          <table:table-cell table:formula="of:=SUMPRODUCT(['probleme 3'.$C$2:.$N$2];['probleme 3'.$C10:.$N10])/4" office:value-type="float" office:value="10" calcext:value-type="float">
            <text:p>10</text:p>
          </table:table-cell>
          <table:table-cell table:formula="of:=SUM([.C6:.E6])" office:value-type="float" office:value="44.25" calcext:value-type="float">
            <text:p>44,25</text:p>
          </table:table-cell>
          <table:table-cell table:formula="of:=[.F6]/[.$L$8]*20" office:value-type="float" office:value="13.3082706766917" calcext:value-type="float">
            <text:p>13,31</text:p>
          </table:table-cell>
          <table:table-cell table:formula="of:=[.G6]+2" office:value-type="float" office:value="15.3082706766917" calcext:value-type="float">
            <text:p>15,31</text:p>
          </table:table-cell>
          <table:table-cell table:number-columns-repeated="2"/>
          <table:table-cell office:value-type="string" calcext:value-type="string">
            <text:p>total pb2</text:p>
          </table:table-cell>
          <table:table-cell office:value-type="float" office:value="27.5" calcext:value-type="float">
            <text:p>27,5</text:p>
          </table:table-cell>
          <table:table-cell/>
        </table:table-row>
        <table:table-row table:style-name="ro1">
          <table:table-cell office:value-type="string" calcext:value-type="string">
            <text:p>Nom6</text:p>
          </table:table-cell>
          <table:table-cell office:value-type="string" calcext:value-type="string">
            <text:p>Prénom6</text:p>
          </table:table-cell>
          <table:table-cell table:formula="of:=SUMPRODUCT(['probleme 1'.$C$2:.$M$2];['probleme 1'.$C11:.$M11])/4" office:value-type="float" office:value="9.5" calcext:value-type="float">
            <text:p>9,5</text:p>
          </table:table-cell>
          <table:table-cell table:formula="of:=SUMPRODUCT(['probleme 2'.$C$2:.$Q$2];['probleme 2'.$C11:.$Q11])/4" office:value-type="float" office:value="22.125" calcext:value-type="float">
            <text:p>22,125</text:p>
          </table:table-cell>
          <table:table-cell table:formula="of:=SUMPRODUCT(['probleme 3'.$C$2:.$N$2];['probleme 3'.$C11:.$N11])/4" office:value-type="float" office:value="11.25" calcext:value-type="float">
            <text:p>11,25</text:p>
          </table:table-cell>
          <table:table-cell table:formula="of:=SUM([.C7:.E7])" office:value-type="float" office:value="42.875" calcext:value-type="float">
            <text:p>42,875</text:p>
          </table:table-cell>
          <table:table-cell table:formula="of:=[.F7]/[.$L$8]*20" office:value-type="float" office:value="12.8947368421053" calcext:value-type="float">
            <text:p>12,89</text:p>
          </table:table-cell>
          <table:table-cell table:formula="of:=[.G7]+2" office:value-type="float" office:value="14.8947368421053" calcext:value-type="float">
            <text:p>14,89</text:p>
          </table:table-cell>
          <table:table-cell table:number-columns-repeated="2"/>
          <table:table-cell office:value-type="string" calcext:value-type="string">
            <text:p>total pb3</text:p>
          </table:table-cell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 office:value-type="string" calcext:value-type="string">
            <text:p>Nom7</text:p>
          </table:table-cell>
          <table:table-cell office:value-type="string" calcext:value-type="string">
            <text:p>Prénom7</text:p>
          </table:table-cell>
          <table:table-cell table:formula="of:=SUMPRODUCT(['probleme 1'.$C$2:.$M$2];['probleme 1'.$C12:.$M12])/4" office:value-type="float" office:value="19.5" calcext:value-type="float">
            <text:p>19,5</text:p>
          </table:table-cell>
          <table:table-cell table:formula="of:=SUMPRODUCT(['probleme 2'.$C$2:.$Q$2];['probleme 2'.$C12:.$Q12])/4" office:value-type="float" office:value="18.75" calcext:value-type="float">
            <text:p>18,75</text:p>
          </table:table-cell>
          <table:table-cell table:formula="of:=SUMPRODUCT(['probleme 3'.$C$2:.$N$2];['probleme 3'.$C12:.$N12])/4" office:value-type="float" office:value="5" calcext:value-type="float">
            <text:p>5</text:p>
          </table:table-cell>
          <table:table-cell table:formula="of:=SUM([.C8:.E8])" office:value-type="float" office:value="43.25" calcext:value-type="float">
            <text:p>43,25</text:p>
          </table:table-cell>
          <table:table-cell table:formula="of:=[.F8]/[.$L$8]*20" office:value-type="float" office:value="13.0075187969925" calcext:value-type="float">
            <text:p>13,01</text:p>
          </table:table-cell>
          <table:table-cell table:formula="of:=[.G8]+2" office:value-type="float" office:value="15.0075187969925" calcext:value-type="float">
            <text:p>15,01</text:p>
          </table:table-cell>
          <table:table-cell table:number-columns-repeated="3"/>
          <table:table-cell table:formula="of:=SUM([.L5:.L7])" office:value-type="float" office:value="66.5" calcext:value-type="float">
            <text:p>66,5</text:p>
          </table:table-cell>
          <table:table-cell/>
        </table:table-row>
        <table:table-row table:style-name="ro1">
          <table:table-cell office:value-type="string" calcext:value-type="string">
            <text:p>Nom8</text:p>
          </table:table-cell>
          <table:table-cell office:value-type="string" calcext:value-type="string">
            <text:p>Prénom8</text:p>
          </table:table-cell>
          <table:table-cell table:formula="of:=SUMPRODUCT(['probleme 1'.$C$2:.$M$2];['probleme 1'.$C13:.$M13])/4" office:value-type="float" office:value="13.6875" calcext:value-type="float">
            <text:p>13,6875</text:p>
          </table:table-cell>
          <table:table-cell table:formula="of:=SUMPRODUCT(['probleme 2'.$C$2:.$Q$2];['probleme 2'.$C13:.$Q13])/4" office:value-type="float" office:value="11.375" calcext:value-type="float">
            <text:p>11,375</text:p>
          </table:table-cell>
          <table:table-cell table:formula="of:=SUMPRODUCT(['probleme 3'.$C$2:.$N$2];['probleme 3'.$C13:.$N13])/4" office:value-type="float" office:value="6.25" calcext:value-type="float">
            <text:p>6,25</text:p>
          </table:table-cell>
          <table:table-cell table:formula="of:=SUM([.C9:.E9])" office:value-type="float" office:value="31.3125" calcext:value-type="float">
            <text:p>31,3125</text:p>
          </table:table-cell>
          <table:table-cell table:formula="of:=[.F9]/[.$L$8]*20" office:value-type="float" office:value="9.41729323308271" calcext:value-type="float">
            <text:p>9,42</text:p>
          </table:table-cell>
          <table:table-cell table:formula="of:=[.G9]+2" office:value-type="float" office:value="11.4172932330827" calcext:value-type="float">
            <text:p>11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9</text:p>
          </table:table-cell>
          <table:table-cell office:value-type="string" calcext:value-type="string">
            <text:p>Prénom9</text:p>
          </table:table-cell>
          <table:table-cell table:formula="of:=SUMPRODUCT(['probleme 1'.$C$2:.$M$2];['probleme 1'.$C14:.$M14])/4" office:value-type="float" office:value="4" calcext:value-type="float">
            <text:p>4</text:p>
          </table:table-cell>
          <table:table-cell table:formula="of:=SUMPRODUCT(['probleme 2'.$C$2:.$Q$2];['probleme 2'.$C14:.$Q14])/4" office:value-type="float" office:value="8.375" calcext:value-type="float">
            <text:p>8,375</text:p>
          </table:table-cell>
          <table:table-cell table:formula="of:=SUMPRODUCT(['probleme 3'.$C$2:.$N$2];['probleme 3'.$C14:.$N14])/4" office:value-type="float" office:value="6.75" calcext:value-type="float">
            <text:p>6,75</text:p>
          </table:table-cell>
          <table:table-cell table:formula="of:=SUM([.C10:.E10])" office:value-type="float" office:value="19.125" calcext:value-type="float">
            <text:p>19,125</text:p>
          </table:table-cell>
          <table:table-cell table:formula="of:=[.F10]/[.$L$8]*20" office:value-type="float" office:value="5.75187969924812" calcext:value-type="float">
            <text:p>5,75</text:p>
          </table:table-cell>
          <table:table-cell table:formula="of:=[.G10]+2" office:value-type="float" office:value="7.75187969924812" calcext:value-type="float">
            <text:p>7,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0</text:p>
          </table:table-cell>
          <table:table-cell office:value-type="string" calcext:value-type="string">
            <text:p>Prénom10</text:p>
          </table:table-cell>
          <table:table-cell table:formula="of:=SUMPRODUCT(['probleme 1'.$C$2:.$M$2];['probleme 1'.$C15:.$M15])/4" office:value-type="float" office:value="15.375" calcext:value-type="float">
            <text:p>15,375</text:p>
          </table:table-cell>
          <table:table-cell table:formula="of:=SUMPRODUCT(['probleme 2'.$C$2:.$Q$2];['probleme 2'.$C15:.$Q15])/4" office:value-type="float" office:value="23.125" calcext:value-type="float">
            <text:p>23,125</text:p>
          </table:table-cell>
          <table:table-cell table:formula="of:=SUMPRODUCT(['probleme 3'.$C$2:.$N$2];['probleme 3'.$C15:.$N15])/4" office:value-type="float" office:value="8.875" calcext:value-type="float">
            <text:p>8,875</text:p>
          </table:table-cell>
          <table:table-cell table:formula="of:=SUM([.C11:.E11])" office:value-type="float" office:value="47.375" calcext:value-type="float">
            <text:p>47,375</text:p>
          </table:table-cell>
          <table:table-cell table:formula="of:=[.F11]/[.$L$8]*20" office:value-type="float" office:value="14.2481203007519" calcext:value-type="float">
            <text:p>14,25</text:p>
          </table:table-cell>
          <table:table-cell table:formula="of:=[.G11]+2" office:value-type="float" office:value="16.2481203007519" calcext:value-type="float">
            <text:p>16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1</text:p>
          </table:table-cell>
          <table:table-cell office:value-type="string" calcext:value-type="string">
            <text:p>Prénom11</text:p>
          </table:table-cell>
          <table:table-cell table:formula="of:=SUMPRODUCT(['probleme 1'.$C$2:.$M$2];['probleme 1'.$C16:.$M16])/4" office:value-type="float" office:value="12.625" calcext:value-type="float">
            <text:p>12,625</text:p>
          </table:table-cell>
          <table:table-cell table:formula="of:=SUMPRODUCT(['probleme 2'.$C$2:.$Q$2];['probleme 2'.$C16:.$Q16])/4" office:value-type="float" office:value="14.0625" calcext:value-type="float">
            <text:p>14,0625</text:p>
          </table:table-cell>
          <table:table-cell table:formula="of:=SUMPRODUCT(['probleme 3'.$C$2:.$N$2];['probleme 3'.$C16:.$N16])/4" office:value-type="float" office:value="4.75" calcext:value-type="float">
            <text:p>4,75</text:p>
          </table:table-cell>
          <table:table-cell table:formula="of:=SUM([.C12:.E12])" office:value-type="float" office:value="31.4375" calcext:value-type="float">
            <text:p>31,4375</text:p>
          </table:table-cell>
          <table:table-cell table:formula="of:=[.F12]/[.$L$8]*20" office:value-type="float" office:value="9.45488721804511" calcext:value-type="float">
            <text:p>9,45</text:p>
          </table:table-cell>
          <table:table-cell table:formula="of:=[.G12]+2" office:value-type="float" office:value="11.4548872180451" calcext:value-type="float">
            <text:p>11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2</text:p>
          </table:table-cell>
          <table:table-cell office:value-type="string" calcext:value-type="string">
            <text:p>Prénom12</text:p>
          </table:table-cell>
          <table:table-cell table:formula="of:=SUMPRODUCT(['probleme 1'.$C$2:.$M$2];['probleme 1'.$C17:.$M17])/4" office:value-type="float" office:value="12.375" calcext:value-type="float">
            <text:p>12,375</text:p>
          </table:table-cell>
          <table:table-cell table:formula="of:=SUMPRODUCT(['probleme 2'.$C$2:.$Q$2];['probleme 2'.$C17:.$Q17])/4" office:value-type="float" office:value="19.125" calcext:value-type="float">
            <text:p>19,125</text:p>
          </table:table-cell>
          <table:table-cell table:formula="of:=SUMPRODUCT(['probleme 3'.$C$2:.$N$2];['probleme 3'.$C17:.$N17])/4" office:value-type="float" office:value="9.25" calcext:value-type="float">
            <text:p>9,25</text:p>
          </table:table-cell>
          <table:table-cell table:formula="of:=SUM([.C13:.E13])" office:value-type="float" office:value="40.75" calcext:value-type="float">
            <text:p>40,75</text:p>
          </table:table-cell>
          <table:table-cell table:formula="of:=[.F13]/[.$L$8]*20" office:value-type="float" office:value="12.2556390977444" calcext:value-type="float">
            <text:p>12,26</text:p>
          </table:table-cell>
          <table:table-cell table:formula="of:=[.G13]+2" office:value-type="float" office:value="14.2556390977444" calcext:value-type="float">
            <text:p>14,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3</text:p>
          </table:table-cell>
          <table:table-cell office:value-type="string" calcext:value-type="string">
            <text:p>Prénom13</text:p>
          </table:table-cell>
          <table:table-cell table:formula="of:=SUMPRODUCT(['probleme 1'.$C$2:.$M$2];['probleme 1'.$C18:.$M18])/4" office:value-type="float" office:value="8.875" calcext:value-type="float">
            <text:p>8,875</text:p>
          </table:table-cell>
          <table:table-cell table:formula="of:=SUMPRODUCT(['probleme 2'.$C$2:.$Q$2];['probleme 2'.$C18:.$Q18])/4" office:value-type="float" office:value="9.875" calcext:value-type="float">
            <text:p>9,875</text:p>
          </table:table-cell>
          <table:table-cell table:formula="of:=SUMPRODUCT(['probleme 3'.$C$2:.$N$2];['probleme 3'.$C18:.$N18])/4" office:value-type="float" office:value="5.5" calcext:value-type="float">
            <text:p>5,5</text:p>
          </table:table-cell>
          <table:table-cell table:formula="of:=SUM([.C14:.E14])" office:value-type="float" office:value="24.25" calcext:value-type="float">
            <text:p>24,25</text:p>
          </table:table-cell>
          <table:table-cell table:formula="of:=[.F14]/[.$L$8]*20" office:value-type="float" office:value="7.29323308270677" calcext:value-type="float">
            <text:p>7,29</text:p>
          </table:table-cell>
          <table:table-cell table:formula="of:=[.G14]+2" office:value-type="float" office:value="9.29323308270677" calcext:value-type="float">
            <text:p>9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4</text:p>
          </table:table-cell>
          <table:table-cell office:value-type="string" calcext:value-type="string">
            <text:p>Prénom14</text:p>
          </table:table-cell>
          <table:table-cell table:formula="of:=SUMPRODUCT(['probleme 1'.$C$2:.$M$2];['probleme 1'.$C19:.$M19])/4" office:value-type="float" office:value="7.75" calcext:value-type="float">
            <text:p>7,75</text:p>
          </table:table-cell>
          <table:table-cell table:formula="of:=SUMPRODUCT(['probleme 2'.$C$2:.$Q$2];['probleme 2'.$C19:.$Q19])/4" office:value-type="float" office:value="20.25" calcext:value-type="float">
            <text:p>20,25</text:p>
          </table:table-cell>
          <table:table-cell table:formula="of:=SUMPRODUCT(['probleme 3'.$C$2:.$N$2];['probleme 3'.$C19:.$N19])/4" office:value-type="float" office:value="11" calcext:value-type="float">
            <text:p>11</text:p>
          </table:table-cell>
          <table:table-cell table:formula="of:=SUM([.C15:.E15])" office:value-type="float" office:value="39" calcext:value-type="float">
            <text:p>39</text:p>
          </table:table-cell>
          <table:table-cell table:formula="of:=[.F15]/[.$L$8]*20" office:value-type="float" office:value="11.7293233082707" calcext:value-type="float">
            <text:p>11,73</text:p>
          </table:table-cell>
          <table:table-cell table:formula="of:=[.G15]+2" office:value-type="float" office:value="13.7293233082707" calcext:value-type="float">
            <text:p>13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5</text:p>
          </table:table-cell>
          <table:table-cell office:value-type="string" calcext:value-type="string">
            <text:p>Prénom15</text:p>
          </table:table-cell>
          <table:table-cell table:formula="of:=SUMPRODUCT(['probleme 1'.$C$2:.$M$2];['probleme 1'.$C20:.$M20])/4" office:value-type="float" office:value="2.5" calcext:value-type="float">
            <text:p>2,5</text:p>
          </table:table-cell>
          <table:table-cell table:formula="of:=SUMPRODUCT(['probleme 2'.$C$2:.$Q$2];['probleme 2'.$C20:.$Q20])/4" office:value-type="float" office:value="6.375" calcext:value-type="float">
            <text:p>6,375</text:p>
          </table:table-cell>
          <table:table-cell table:formula="of:=SUMPRODUCT(['probleme 3'.$C$2:.$N$2];['probleme 3'.$C20:.$N20])/4" office:value-type="float" office:value="6" calcext:value-type="float">
            <text:p>6</text:p>
          </table:table-cell>
          <table:table-cell table:formula="of:=SUM([.C16:.E16])" office:value-type="float" office:value="14.875" calcext:value-type="float">
            <text:p>14,875</text:p>
          </table:table-cell>
          <table:table-cell table:formula="of:=[.F16]/[.$L$8]*20" office:value-type="float" office:value="4.47368421052632" calcext:value-type="float">
            <text:p>4,47</text:p>
          </table:table-cell>
          <table:table-cell table:formula="of:=[.G16]+2" office:value-type="float" office:value="6.47368421052632" calcext:value-type="float">
            <text:p>6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6</text:p>
          </table:table-cell>
          <table:table-cell office:value-type="string" calcext:value-type="string">
            <text:p>Prénom16</text:p>
          </table:table-cell>
          <table:table-cell table:formula="of:=SUMPRODUCT(['probleme 1'.$C$2:.$M$2];['probleme 1'.$C21:.$M21])/4" office:value-type="float" office:value="14.9375" calcext:value-type="float">
            <text:p>14,9375</text:p>
          </table:table-cell>
          <table:table-cell table:formula="of:=SUMPRODUCT(['probleme 2'.$C$2:.$Q$2];['probleme 2'.$C21:.$Q21])/4" office:value-type="float" office:value="10.875" calcext:value-type="float">
            <text:p>10,875</text:p>
          </table:table-cell>
          <table:table-cell table:formula="of:=SUMPRODUCT(['probleme 3'.$C$2:.$N$2];['probleme 3'.$C21:.$N21])/4" office:value-type="float" office:value="5.875" calcext:value-type="float">
            <text:p>5,875</text:p>
          </table:table-cell>
          <table:table-cell table:formula="of:=SUM([.C17:.E17])" office:value-type="float" office:value="31.6875" calcext:value-type="float">
            <text:p>31,6875</text:p>
          </table:table-cell>
          <table:table-cell table:formula="of:=[.F17]/[.$L$8]*20" office:value-type="float" office:value="9.53007518796993" calcext:value-type="float">
            <text:p>9,53</text:p>
          </table:table-cell>
          <table:table-cell table:formula="of:=[.G17]+2" office:value-type="float" office:value="11.5300751879699" calcext:value-type="float">
            <text:p>11,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7</text:p>
          </table:table-cell>
          <table:table-cell office:value-type="string" calcext:value-type="string">
            <text:p>Prénom17</text:p>
          </table:table-cell>
          <table:table-cell table:formula="of:=SUMPRODUCT(['probleme 1'.$C$2:.$M$2];['probleme 1'.$C22:.$M22])/4" office:value-type="float" office:value="15.5" calcext:value-type="float">
            <text:p>15,5</text:p>
          </table:table-cell>
          <table:table-cell table:formula="of:=SUMPRODUCT(['probleme 2'.$C$2:.$Q$2];['probleme 2'.$C22:.$Q22])/4" office:value-type="float" office:value="17.25" calcext:value-type="float">
            <text:p>17,25</text:p>
          </table:table-cell>
          <table:table-cell table:formula="of:=SUMPRODUCT(['probleme 3'.$C$2:.$N$2];['probleme 3'.$C22:.$N22])/4" office:value-type="float" office:value="12.75" calcext:value-type="float">
            <text:p>12,75</text:p>
          </table:table-cell>
          <table:table-cell table:formula="of:=SUM([.C18:.E18])" office:value-type="float" office:value="45.5" calcext:value-type="float">
            <text:p>45,5</text:p>
          </table:table-cell>
          <table:table-cell table:formula="of:=[.F18]/[.$L$8]*20" office:value-type="float" office:value="13.6842105263158" calcext:value-type="float">
            <text:p>13,68</text:p>
          </table:table-cell>
          <table:table-cell table:formula="of:=[.G18]+2" office:value-type="float" office:value="15.6842105263158" calcext:value-type="float">
            <text:p>15,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8</text:p>
          </table:table-cell>
          <table:table-cell office:value-type="string" calcext:value-type="string">
            <text:p>Prénom18</text:p>
          </table:table-cell>
          <table:table-cell table:formula="of:=SUMPRODUCT(['probleme 1'.$C$2:.$M$2];['probleme 1'.$C23:.$M23])/4" office:value-type="float" office:value="15" calcext:value-type="float">
            <text:p>15</text:p>
          </table:table-cell>
          <table:table-cell table:formula="of:=SUMPRODUCT(['probleme 2'.$C$2:.$Q$2];['probleme 2'.$C23:.$Q23])/4" office:value-type="float" office:value="19" calcext:value-type="float">
            <text:p>19</text:p>
          </table:table-cell>
          <table:table-cell table:formula="of:=SUMPRODUCT(['probleme 3'.$C$2:.$N$2];['probleme 3'.$C23:.$N23])/4" office:value-type="float" office:value="8" calcext:value-type="float">
            <text:p>8</text:p>
          </table:table-cell>
          <table:table-cell table:formula="of:=SUM([.C19:.E19])" office:value-type="float" office:value="42" calcext:value-type="float">
            <text:p>42</text:p>
          </table:table-cell>
          <table:table-cell table:formula="of:=[.F19]/[.$L$8]*20" office:value-type="float" office:value="12.6315789473684" calcext:value-type="float">
            <text:p>12,63</text:p>
          </table:table-cell>
          <table:table-cell table:formula="of:=[.G19]+2" office:value-type="float" office:value="14.6315789473684" calcext:value-type="float">
            <text:p>14,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9</text:p>
          </table:table-cell>
          <table:table-cell office:value-type="string" calcext:value-type="string">
            <text:p>Prénom19</text:p>
          </table:table-cell>
          <table:table-cell table:formula="of:=SUMPRODUCT(['probleme 1'.$C$2:.$M$2];['probleme 1'.$C24:.$M24])/4" office:value-type="float" office:value="12.25" calcext:value-type="float">
            <text:p>12,25</text:p>
          </table:table-cell>
          <table:table-cell table:formula="of:=SUMPRODUCT(['probleme 2'.$C$2:.$Q$2];['probleme 2'.$C24:.$Q24])/4" office:value-type="float" office:value="12.4375" calcext:value-type="float">
            <text:p>12,4375</text:p>
          </table:table-cell>
          <table:table-cell table:formula="of:=SUMPRODUCT(['probleme 3'.$C$2:.$N$2];['probleme 3'.$C24:.$N24])/4" office:value-type="float" office:value="4.875" calcext:value-type="float">
            <text:p>4,875</text:p>
          </table:table-cell>
          <table:table-cell table:formula="of:=SUM([.C20:.E20])" office:value-type="float" office:value="29.5625" calcext:value-type="float">
            <text:p>29,5625</text:p>
          </table:table-cell>
          <table:table-cell table:formula="of:=[.F20]/[.$L$8]*20" office:value-type="float" office:value="8.89097744360902" calcext:value-type="float">
            <text:p>8,89</text:p>
          </table:table-cell>
          <table:table-cell table:formula="of:=[.G20]+2" office:value-type="float" office:value="10.890977443609" calcext:value-type="float">
            <text:p>10,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0</text:p>
          </table:table-cell>
          <table:table-cell office:value-type="string" calcext:value-type="string">
            <text:p>Prénom20</text:p>
          </table:table-cell>
          <table:table-cell table:formula="of:=SUMPRODUCT(['probleme 1'.$C$2:.$M$2];['probleme 1'.$C25:.$M25])/4" office:value-type="float" office:value="9.625" calcext:value-type="float">
            <text:p>9,625</text:p>
          </table:table-cell>
          <table:table-cell table:formula="of:=SUMPRODUCT(['probleme 2'.$C$2:.$Q$2];['probleme 2'.$C25:.$Q25])/4" office:value-type="float" office:value="10.8125" calcext:value-type="float">
            <text:p>10,8125</text:p>
          </table:table-cell>
          <table:table-cell table:formula="of:=SUMPRODUCT(['probleme 3'.$C$2:.$N$2];['probleme 3'.$C25:.$N25])/4" office:value-type="float" office:value="7" calcext:value-type="float">
            <text:p>7</text:p>
          </table:table-cell>
          <table:table-cell table:formula="of:=SUM([.C21:.E21])" office:value-type="float" office:value="27.4375" calcext:value-type="float">
            <text:p>27,4375</text:p>
          </table:table-cell>
          <table:table-cell table:formula="of:=[.F21]/[.$L$8]*20" office:value-type="float" office:value="8.25187969924812" calcext:value-type="float">
            <text:p>8,25</text:p>
          </table:table-cell>
          <table:table-cell table:formula="of:=[.G21]+2" office:value-type="float" office:value="10.2518796992481" calcext:value-type="float">
            <text:p>10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1</text:p>
          </table:table-cell>
          <table:table-cell office:value-type="string" calcext:value-type="string">
            <text:p>Prénom21</text:p>
          </table:table-cell>
          <table:table-cell table:formula="of:=SUMPRODUCT(['probleme 1'.$C$2:.$M$2];['probleme 1'.$C26:.$M26])/4" office:value-type="float" office:value="3.5" calcext:value-type="float">
            <text:p>3,5</text:p>
          </table:table-cell>
          <table:table-cell table:formula="of:=SUMPRODUCT(['probleme 2'.$C$2:.$Q$2];['probleme 2'.$C26:.$Q26])/4" office:value-type="float" office:value="9" calcext:value-type="float">
            <text:p>9</text:p>
          </table:table-cell>
          <table:table-cell table:formula="of:=SUMPRODUCT(['probleme 3'.$C$2:.$N$2];['probleme 3'.$C26:.$N26])/4" office:value-type="float" office:value="7.5" calcext:value-type="float">
            <text:p>7,5</text:p>
          </table:table-cell>
          <table:table-cell table:formula="of:=SUM([.C22:.E22])" office:value-type="float" office:value="20" calcext:value-type="float">
            <text:p>20</text:p>
          </table:table-cell>
          <table:table-cell table:formula="of:=[.F22]/[.$L$8]*20" office:value-type="float" office:value="6.01503759398496" calcext:value-type="float">
            <text:p>6,02</text:p>
          </table:table-cell>
          <table:table-cell table:formula="of:=[.G22]+2" office:value-type="float" office:value="8.01503759398496" calcext:value-type="float">
            <text:p>8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2</text:p>
          </table:table-cell>
          <table:table-cell office:value-type="string" calcext:value-type="string">
            <text:p>Prénom22</text:p>
          </table:table-cell>
          <table:table-cell table:formula="of:=SUMPRODUCT(['probleme 1'.$C$2:.$M$2];['probleme 1'.$C27:.$M27])/4" office:value-type="float" office:value="9.75" calcext:value-type="float">
            <text:p>9,75</text:p>
          </table:table-cell>
          <table:table-cell table:formula="of:=SUMPRODUCT(['probleme 2'.$C$2:.$Q$2];['probleme 2'.$C27:.$Q27])/4" office:value-type="float" office:value="13.125" calcext:value-type="float">
            <text:p>13,125</text:p>
          </table:table-cell>
          <table:table-cell table:formula="of:=SUMPRODUCT(['probleme 3'.$C$2:.$N$2];['probleme 3'.$C27:.$N27])/4" office:value-type="float" office:value="2.75" calcext:value-type="float">
            <text:p>2,75</text:p>
          </table:table-cell>
          <table:table-cell table:formula="of:=SUM([.C23:.E23])" office:value-type="float" office:value="25.625" calcext:value-type="float">
            <text:p>25,625</text:p>
          </table:table-cell>
          <table:table-cell table:formula="of:=[.F23]/[.$L$8]*20" office:value-type="float" office:value="7.70676691729323" calcext:value-type="float">
            <text:p>7,71</text:p>
          </table:table-cell>
          <table:table-cell table:formula="of:=[.G23]+2" office:value-type="float" office:value="9.70676691729323" calcext:value-type="float">
            <text:p>9,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3</text:p>
          </table:table-cell>
          <table:table-cell office:value-type="string" calcext:value-type="string">
            <text:p>Prénom23</text:p>
          </table:table-cell>
          <table:table-cell table:formula="of:=SUMPRODUCT(['probleme 1'.$C$2:.$M$2];['probleme 1'.$C28:.$M28])/4" office:value-type="float" office:value="2" calcext:value-type="float">
            <text:p>2</text:p>
          </table:table-cell>
          <table:table-cell table:formula="of:=SUMPRODUCT(['probleme 2'.$C$2:.$Q$2];['probleme 2'.$C28:.$Q28])/4" office:value-type="float" office:value="18.875" calcext:value-type="float">
            <text:p>18,875</text:p>
          </table:table-cell>
          <table:table-cell table:formula="of:=SUMPRODUCT(['probleme 3'.$C$2:.$N$2];['probleme 3'.$C28:.$N28])/4" office:value-type="float" office:value="10.25" calcext:value-type="float">
            <text:p>10,25</text:p>
          </table:table-cell>
          <table:table-cell table:formula="of:=SUM([.C24:.E24])" office:value-type="float" office:value="31.125" calcext:value-type="float">
            <text:p>31,125</text:p>
          </table:table-cell>
          <table:table-cell table:formula="of:=[.F24]/[.$L$8]*20" office:value-type="float" office:value="9.3609022556391" calcext:value-type="float">
            <text:p>9,36</text:p>
          </table:table-cell>
          <table:table-cell table:formula="of:=[.G24]+2" office:value-type="float" office:value="11.3609022556391" calcext:value-type="float">
            <text:p>11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4</text:p>
          </table:table-cell>
          <table:table-cell office:value-type="string" calcext:value-type="string">
            <text:p>Prénom24</text:p>
          </table:table-cell>
          <table:table-cell table:formula="of:=SUMPRODUCT(['probleme 1'.$C$2:.$M$2];['probleme 1'.$C29:.$M29])/4" office:value-type="float" office:value="7" calcext:value-type="float">
            <text:p>7</text:p>
          </table:table-cell>
          <table:table-cell table:formula="of:=SUMPRODUCT(['probleme 2'.$C$2:.$Q$2];['probleme 2'.$C29:.$Q29])/4" office:value-type="float" office:value="22" calcext:value-type="float">
            <text:p>22</text:p>
          </table:table-cell>
          <table:table-cell table:formula="of:=SUMPRODUCT(['probleme 3'.$C$2:.$N$2];['probleme 3'.$C29:.$N29])/4" office:value-type="float" office:value="10" calcext:value-type="float">
            <text:p>10</text:p>
          </table:table-cell>
          <table:table-cell table:formula="of:=SUM([.C25:.E25])" office:value-type="float" office:value="39" calcext:value-type="float">
            <text:p>39</text:p>
          </table:table-cell>
          <table:table-cell table:formula="of:=[.F25]/[.$L$8]*20" office:value-type="float" office:value="11.7293233082707" calcext:value-type="float">
            <text:p>11,73</text:p>
          </table:table-cell>
          <table:table-cell table:formula="of:=[.G25]+2" office:value-type="float" office:value="13.7293233082707" calcext:value-type="float">
            <text:p>13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5</text:p>
          </table:table-cell>
          <table:table-cell office:value-type="string" calcext:value-type="string">
            <text:p>Prénom25</text:p>
          </table:table-cell>
          <table:table-cell table:formula="of:=SUMPRODUCT(['probleme 1'.$C$2:.$M$2];['probleme 1'.$C30:.$M30])/4" office:value-type="float" office:value="6.25" calcext:value-type="float">
            <text:p>6,25</text:p>
          </table:table-cell>
          <table:table-cell table:formula="of:=SUMPRODUCT(['probleme 2'.$C$2:.$Q$2];['probleme 2'.$C30:.$Q30])/4" office:value-type="float" office:value="4.75" calcext:value-type="float">
            <text:p>4,75</text:p>
          </table:table-cell>
          <table:table-cell table:formula="of:=SUMPRODUCT(['probleme 3'.$C$2:.$N$2];['probleme 3'.$C30:.$N30])/4" office:value-type="float" office:value="10.75" calcext:value-type="float">
            <text:p>10,75</text:p>
          </table:table-cell>
          <table:table-cell table:formula="of:=SUM([.C26:.E26])" office:value-type="float" office:value="21.75" calcext:value-type="float">
            <text:p>21,75</text:p>
          </table:table-cell>
          <table:table-cell table:formula="of:=[.F26]/[.$L$8]*20" office:value-type="float" office:value="6.54135338345865" calcext:value-type="float">
            <text:p>6,54</text:p>
          </table:table-cell>
          <table:table-cell table:formula="of:=[.G26]+2" office:value-type="float" office:value="8.54135338345865" calcext:value-type="float">
            <text:p>8,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6</text:p>
          </table:table-cell>
          <table:table-cell office:value-type="string" calcext:value-type="string">
            <text:p>Prénom26</text:p>
          </table:table-cell>
          <table:table-cell table:formula="of:=SUMPRODUCT(['probleme 1'.$C$2:.$M$2];['probleme 1'.$C31:.$M31])/4" office:value-type="float" office:value="5.5" calcext:value-type="float">
            <text:p>5,5</text:p>
          </table:table-cell>
          <table:table-cell table:formula="of:=SUMPRODUCT(['probleme 2'.$C$2:.$Q$2];['probleme 2'.$C31:.$Q31])/4" office:value-type="float" office:value="3.625" calcext:value-type="float">
            <text:p>3,625</text:p>
          </table:table-cell>
          <table:table-cell table:formula="of:=SUMPRODUCT(['probleme 3'.$C$2:.$N$2];['probleme 3'.$C31:.$N31])/4" office:value-type="float" office:value="7.625" calcext:value-type="float">
            <text:p>7,625</text:p>
          </table:table-cell>
          <table:table-cell table:formula="of:=SUM([.C27:.E27])" office:value-type="float" office:value="16.75" calcext:value-type="float">
            <text:p>16,75</text:p>
          </table:table-cell>
          <table:table-cell table:formula="of:=[.F27]/[.$L$8]*20" office:value-type="float" office:value="5.03759398496241" calcext:value-type="float">
            <text:p>5,04</text:p>
          </table:table-cell>
          <table:table-cell table:formula="of:=[.G27]+2" office:value-type="float" office:value="7.03759398496241" calcext:value-type="float">
            <text:p>7,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7</text:p>
          </table:table-cell>
          <table:table-cell office:value-type="string" calcext:value-type="string">
            <text:p>Prénom27</text:p>
          </table:table-cell>
          <table:table-cell table:formula="of:=SUMPRODUCT(['probleme 1'.$C$2:.$M$2];['probleme 1'.$C32:.$M32])/4" office:value-type="float" office:value="5.625" calcext:value-type="float">
            <text:p>5,625</text:p>
          </table:table-cell>
          <table:table-cell table:formula="of:=SUMPRODUCT(['probleme 2'.$C$2:.$Q$2];['probleme 2'.$C32:.$Q32])/4" office:value-type="float" office:value="7.75" calcext:value-type="float">
            <text:p>7,75</text:p>
          </table:table-cell>
          <table:table-cell table:formula="of:=SUMPRODUCT(['probleme 3'.$C$2:.$N$2];['probleme 3'.$C32:.$N32])/4" office:value-type="float" office:value="7.25" calcext:value-type="float">
            <text:p>7,25</text:p>
          </table:table-cell>
          <table:table-cell table:formula="of:=SUM([.C28:.E28])" office:value-type="float" office:value="20.625" calcext:value-type="float">
            <text:p>20,625</text:p>
          </table:table-cell>
          <table:table-cell table:formula="of:=[.F28]/[.$L$8]*20" office:value-type="float" office:value="6.20300751879699" calcext:value-type="float">
            <text:p>6,20</text:p>
          </table:table-cell>
          <table:table-cell table:formula="of:=[.G28]+2" office:value-type="float" office:value="8.20300751879699" calcext:value-type="float">
            <text:p>8,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8</text:p>
          </table:table-cell>
          <table:table-cell office:value-type="string" calcext:value-type="string">
            <text:p>Prénom28</text:p>
          </table:table-cell>
          <table:table-cell table:formula="of:=SUMPRODUCT(['probleme 1'.$C$2:.$M$2];['probleme 1'.$C33:.$M33])/4" office:value-type="float" office:value="2" calcext:value-type="float">
            <text:p>2</text:p>
          </table:table-cell>
          <table:table-cell table:formula="of:=SUMPRODUCT(['probleme 2'.$C$2:.$Q$2];['probleme 2'.$C33:.$Q33])/4" office:value-type="float" office:value="25" calcext:value-type="float">
            <text:p>25</text:p>
          </table:table-cell>
          <table:table-cell table:formula="of:=SUMPRODUCT(['probleme 3'.$C$2:.$N$2];['probleme 3'.$C33:.$N33])/4" office:value-type="float" office:value="19.5" calcext:value-type="float">
            <text:p>19,5</text:p>
          </table:table-cell>
          <table:table-cell table:formula="of:=SUM([.C29:.E29])" office:value-type="float" office:value="46.5" calcext:value-type="float">
            <text:p>46,5</text:p>
          </table:table-cell>
          <table:table-cell table:formula="of:=[.F29]/[.$L$8]*20" office:value-type="float" office:value="13.984962406015" calcext:value-type="float">
            <text:p>13,98</text:p>
          </table:table-cell>
          <table:table-cell table:formula="of:=[.G29]+2" office:value-type="float" office:value="15.984962406015" calcext:value-type="float">
            <text:p>15,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9</text:p>
          </table:table-cell>
          <table:table-cell office:value-type="string" calcext:value-type="string">
            <text:p>Prénom29</text:p>
          </table:table-cell>
          <table:table-cell table:formula="of:=SUMPRODUCT(['probleme 1'.$C$2:.$M$2];['probleme 1'.$C34:.$M34])/4" office:value-type="float" office:value="5.375" calcext:value-type="float">
            <text:p>5,375</text:p>
          </table:table-cell>
          <table:table-cell table:formula="of:=SUMPRODUCT(['probleme 2'.$C$2:.$Q$2];['probleme 2'.$C34:.$Q34])/4" office:value-type="float" office:value="20.125" calcext:value-type="float">
            <text:p>20,125</text:p>
          </table:table-cell>
          <table:table-cell table:formula="of:=SUMPRODUCT(['probleme 3'.$C$2:.$N$2];['probleme 3'.$C34:.$N34])/4" office:value-type="float" office:value="5" calcext:value-type="float">
            <text:p>5</text:p>
          </table:table-cell>
          <table:table-cell table:formula="of:=SUM([.C30:.E30])" office:value-type="float" office:value="30.5" calcext:value-type="float">
            <text:p>30,5</text:p>
          </table:table-cell>
          <table:table-cell table:formula="of:=[.F30]/[.$L$8]*20" office:value-type="float" office:value="9.17293233082707" calcext:value-type="float">
            <text:p>9,17</text:p>
          </table:table-cell>
          <table:table-cell table:formula="of:=[.G30]+2" office:value-type="float" office:value="11.1729323308271" calcext:value-type="float">
            <text:p>11,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0</text:p>
          </table:table-cell>
          <table:table-cell office:value-type="string" calcext:value-type="string">
            <text:p>Prénom30</text:p>
          </table:table-cell>
          <table:table-cell table:formula="of:=SUMPRODUCT(['probleme 1'.$C$2:.$M$2];['probleme 1'.$C35:.$M35])/4" office:value-type="float" office:value="6.25" calcext:value-type="float">
            <text:p>6,25</text:p>
          </table:table-cell>
          <table:table-cell table:formula="of:=SUMPRODUCT(['probleme 2'.$C$2:.$Q$2];['probleme 2'.$C35:.$Q35])/4" office:value-type="float" office:value="13" calcext:value-type="float">
            <text:p>13</text:p>
          </table:table-cell>
          <table:table-cell table:formula="of:=SUMPRODUCT(['probleme 3'.$C$2:.$N$2];['probleme 3'.$C35:.$N35])/4" office:value-type="float" office:value="5.875" calcext:value-type="float">
            <text:p>5,875</text:p>
          </table:table-cell>
          <table:table-cell table:formula="of:=SUM([.C31:.E31])" office:value-type="float" office:value="25.125" calcext:value-type="float">
            <text:p>25,125</text:p>
          </table:table-cell>
          <table:table-cell table:formula="of:=[.F31]/[.$L$8]*20" office:value-type="float" office:value="7.55639097744361" calcext:value-type="float">
            <text:p>7,56</text:p>
          </table:table-cell>
          <table:table-cell table:formula="of:=[.G31]+2" office:value-type="float" office:value="9.55639097744361" calcext:value-type="float">
            <text:p>9,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1</text:p>
          </table:table-cell>
          <table:table-cell office:value-type="string" calcext:value-type="string">
            <text:p>Prénom31</text:p>
          </table:table-cell>
          <table:table-cell table:formula="of:=SUMPRODUCT(['probleme 1'.$C$2:.$M$2];['probleme 1'.$C36:.$M36])/4" office:value-type="float" office:value="7.25" calcext:value-type="float">
            <text:p>7,25</text:p>
          </table:table-cell>
          <table:table-cell table:formula="of:=SUMPRODUCT(['probleme 2'.$C$2:.$Q$2];['probleme 2'.$C36:.$Q36])/4" office:value-type="float" office:value="8.5" calcext:value-type="float">
            <text:p>8,5</text:p>
          </table:table-cell>
          <table:table-cell table:formula="of:=SUMPRODUCT(['probleme 3'.$C$2:.$N$2];['probleme 3'.$C36:.$N36])/4" office:value-type="float" office:value="8" calcext:value-type="float">
            <text:p>8</text:p>
          </table:table-cell>
          <table:table-cell table:formula="of:=SUM([.C32:.E32])" office:value-type="float" office:value="23.75" calcext:value-type="float">
            <text:p>23,75</text:p>
          </table:table-cell>
          <table:table-cell table:formula="of:=[.F32]/[.$L$8]*20" office:value-type="float" office:value="7.14285714285714" calcext:value-type="float">
            <text:p>7,14</text:p>
          </table:table-cell>
          <table:table-cell table:formula="of:=[.G32]+2" office:value-type="float" office:value="9.14285714285714" calcext:value-type="float">
            <text:p>9,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2</text:p>
          </table:table-cell>
          <table:table-cell office:value-type="string" calcext:value-type="string">
            <text:p>Prénom32</text:p>
          </table:table-cell>
          <table:table-cell table:formula="of:=SUMPRODUCT(['probleme 1'.$C$2:.$M$2];['probleme 1'.$C37:.$M37])/4" office:value-type="float" office:value="8.9375" calcext:value-type="float">
            <text:p>8,9375</text:p>
          </table:table-cell>
          <table:table-cell table:formula="of:=SUMPRODUCT(['probleme 2'.$C$2:.$Q$2];['probleme 2'.$C37:.$Q37])/4" office:value-type="float" office:value="16.875" calcext:value-type="float">
            <text:p>16,875</text:p>
          </table:table-cell>
          <table:table-cell table:formula="of:=SUMPRODUCT(['probleme 3'.$C$2:.$N$2];['probleme 3'.$C37:.$N37])/4" office:value-type="float" office:value="7.875" calcext:value-type="float">
            <text:p>7,875</text:p>
          </table:table-cell>
          <table:table-cell table:formula="of:=SUM([.C33:.E33])" office:value-type="float" office:value="33.6875" calcext:value-type="float">
            <text:p>33,6875</text:p>
          </table:table-cell>
          <table:table-cell table:formula="of:=[.F33]/[.$L$8]*20" office:value-type="float" office:value="10.1315789473684" calcext:value-type="float">
            <text:p>10,13</text:p>
          </table:table-cell>
          <table:table-cell table:formula="of:=[.G33]+2" office:value-type="float" office:value="12.1315789473684" calcext:value-type="float">
            <text:p>12,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3</text:p>
          </table:table-cell>
          <table:table-cell office:value-type="string" calcext:value-type="string">
            <text:p>Prénom33</text:p>
          </table:table-cell>
          <table:table-cell table:formula="of:=SUMPRODUCT(['probleme 1'.$C$2:.$M$2];['probleme 1'.$C38:.$M38])/4" office:value-type="float" office:value="7.125" calcext:value-type="float">
            <text:p>7,125</text:p>
          </table:table-cell>
          <table:table-cell table:formula="of:=SUMPRODUCT(['probleme 2'.$C$2:.$Q$2];['probleme 2'.$C38:.$Q38])/4" office:value-type="float" office:value="9.75" calcext:value-type="float">
            <text:p>9,75</text:p>
          </table:table-cell>
          <table:table-cell table:formula="of:=SUMPRODUCT(['probleme 3'.$C$2:.$N$2];['probleme 3'.$C38:.$N38])/4" office:value-type="float" office:value="5.5" calcext:value-type="float">
            <text:p>5,5</text:p>
          </table:table-cell>
          <table:table-cell table:formula="of:=SUM([.C34:.E34])" office:value-type="float" office:value="22.375" calcext:value-type="float">
            <text:p>22,375</text:p>
          </table:table-cell>
          <table:table-cell table:formula="of:=[.F34]/[.$L$8]*20" office:value-type="float" office:value="6.72932330827068" calcext:value-type="float">
            <text:p>6,73</text:p>
          </table:table-cell>
          <table:table-cell table:formula="of:=[.G34]+2" office:value-type="float" office:value="8.72932330827068" calcext:value-type="float">
            <text:p>8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4</text:p>
          </table:table-cell>
          <table:table-cell office:value-type="string" calcext:value-type="string">
            <text:p>Prénom34</text:p>
          </table:table-cell>
          <table:table-cell table:formula="of:=SUMPRODUCT(['probleme 1'.$C$2:.$M$2];['probleme 1'.$C39:.$M39])/4" office:value-type="float" office:value="9.3125" calcext:value-type="float">
            <text:p>9,3125</text:p>
          </table:table-cell>
          <table:table-cell table:formula="of:=SUMPRODUCT(['probleme 2'.$C$2:.$Q$2];['probleme 2'.$C39:.$Q39])/4" office:value-type="float" office:value="18.25" calcext:value-type="float">
            <text:p>18,25</text:p>
          </table:table-cell>
          <table:table-cell table:formula="of:=SUMPRODUCT(['probleme 3'.$C$2:.$N$2];['probleme 3'.$C39:.$N39])/4" office:value-type="float" office:value="7.25" calcext:value-type="float">
            <text:p>7,25</text:p>
          </table:table-cell>
          <table:table-cell table:formula="of:=SUM([.C35:.E35])" office:value-type="float" office:value="34.8125" calcext:value-type="float">
            <text:p>34,8125</text:p>
          </table:table-cell>
          <table:table-cell table:formula="of:=[.F35]/[.$L$8]*20" office:value-type="float" office:value="10.4699248120301" calcext:value-type="float">
            <text:p>10,47</text:p>
          </table:table-cell>
          <table:table-cell table:formula="of:=[.G35]+2" office:value-type="float" office:value="12.4699248120301" calcext:value-type="float">
            <text:p>12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5</text:p>
          </table:table-cell>
          <table:table-cell office:value-type="string" calcext:value-type="string">
            <text:p>Prénom35</text:p>
          </table:table-cell>
          <table:table-cell table:formula="of:=SUMPRODUCT(['probleme 1'.$C$2:.$M$2];['probleme 1'.$C40:.$M40])/4" office:value-type="float" office:value="5.125" calcext:value-type="float">
            <text:p>5,125</text:p>
          </table:table-cell>
          <table:table-cell table:formula="of:=SUMPRODUCT(['probleme 2'.$C$2:.$Q$2];['probleme 2'.$C40:.$Q40])/4" office:value-type="float" office:value="2.75" calcext:value-type="float">
            <text:p>2,75</text:p>
          </table:table-cell>
          <table:table-cell table:formula="of:=SUMPRODUCT(['probleme 3'.$C$2:.$N$2];['probleme 3'.$C40:.$N40])/4" office:value-type="float" office:value="7.8125" calcext:value-type="float">
            <text:p>7,8125</text:p>
          </table:table-cell>
          <table:table-cell table:formula="of:=SUM([.C36:.E36])" office:value-type="float" office:value="15.6875" calcext:value-type="float">
            <text:p>15,6875</text:p>
          </table:table-cell>
          <table:table-cell table:formula="of:=[.F36]/[.$L$8]*20" office:value-type="float" office:value="4.71804511278196" calcext:value-type="float">
            <text:p>4,72</text:p>
          </table:table-cell>
          <table:table-cell table:formula="of:=[.G36]+2" office:value-type="float" office:value="6.71804511278196" calcext:value-type="float">
            <text:p>6,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6</text:p>
          </table:table-cell>
          <table:table-cell office:value-type="string" calcext:value-type="string">
            <text:p>Prénom36</text:p>
          </table:table-cell>
          <table:table-cell table:formula="of:=SUMPRODUCT(['probleme 1'.$C$2:.$M$2];['probleme 1'.$C41:.$M41])/4" office:value-type="float" office:value="5.4375" calcext:value-type="float">
            <text:p>5,4375</text:p>
          </table:table-cell>
          <table:table-cell table:formula="of:=SUMPRODUCT(['probleme 2'.$C$2:.$Q$2];['probleme 2'.$C41:.$Q41])/4" office:value-type="float" office:value="19.25" calcext:value-type="float">
            <text:p>19,25</text:p>
          </table:table-cell>
          <table:table-cell table:formula="of:=SUMPRODUCT(['probleme 3'.$C$2:.$N$2];['probleme 3'.$C41:.$N41])/4" office:value-type="float" office:value="6.625" calcext:value-type="float">
            <text:p>6,625</text:p>
          </table:table-cell>
          <table:table-cell table:formula="of:=SUM([.C37:.E37])" office:value-type="float" office:value="31.3125" calcext:value-type="float">
            <text:p>31,3125</text:p>
          </table:table-cell>
          <table:table-cell table:formula="of:=[.F37]/[.$L$8]*20" office:value-type="float" office:value="9.41729323308271" calcext:value-type="float">
            <text:p>9,42</text:p>
          </table:table-cell>
          <table:table-cell table:formula="of:=[.G37]+2" office:value-type="float" office:value="11.4172932330827" calcext:value-type="float">
            <text:p>11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7</text:p>
          </table:table-cell>
          <table:table-cell office:value-type="string" calcext:value-type="string">
            <text:p>Prénom37</text:p>
          </table:table-cell>
          <table:table-cell table:formula="of:=SUMPRODUCT(['probleme 1'.$C$2:.$M$2];['probleme 1'.$C42:.$M42])/4" office:value-type="float" office:value="3" calcext:value-type="float">
            <text:p>3</text:p>
          </table:table-cell>
          <table:table-cell table:formula="of:=SUMPRODUCT(['probleme 2'.$C$2:.$Q$2];['probleme 2'.$C42:.$Q42])/4" office:value-type="float" office:value="11.625" calcext:value-type="float">
            <text:p>11,625</text:p>
          </table:table-cell>
          <table:table-cell table:formula="of:=SUMPRODUCT(['probleme 3'.$C$2:.$N$2];['probleme 3'.$C42:.$N42])/4" office:value-type="float" office:value="4" calcext:value-type="float">
            <text:p>4</text:p>
          </table:table-cell>
          <table:table-cell table:formula="of:=SUM([.C38:.E38])" office:value-type="float" office:value="18.625" calcext:value-type="float">
            <text:p>18,625</text:p>
          </table:table-cell>
          <table:table-cell table:formula="of:=[.F38]/[.$L$8]*20" office:value-type="float" office:value="5.6015037593985" calcext:value-type="float">
            <text:p>5,60</text:p>
          </table:table-cell>
          <table:table-cell table:formula="of:=[.G38]+2" office:value-type="float" office:value="7.6015037593985" calcext:value-type="float">
            <text:p>7,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8</text:p>
          </table:table-cell>
          <table:table-cell office:value-type="string" calcext:value-type="string">
            <text:p>Prénom38</text:p>
          </table:table-cell>
          <table:table-cell table:formula="of:=SUMPRODUCT(['probleme 1'.$C$2:.$M$2];['probleme 1'.$C43:.$M43])/4" office:value-type="float" office:value="3.875" calcext:value-type="float">
            <text:p>3,875</text:p>
          </table:table-cell>
          <table:table-cell table:formula="of:=SUMPRODUCT(['probleme 2'.$C$2:.$Q$2];['probleme 2'.$C43:.$Q43])/4" office:value-type="float" office:value="16.4375" calcext:value-type="float">
            <text:p>16,4375</text:p>
          </table:table-cell>
          <table:table-cell table:formula="of:=SUMPRODUCT(['probleme 3'.$C$2:.$N$2];['probleme 3'.$C43:.$N43])/4" office:value-type="float" office:value="8" calcext:value-type="float">
            <text:p>8</text:p>
          </table:table-cell>
          <table:table-cell table:formula="of:=SUM([.C39:.E39])" office:value-type="float" office:value="28.3125" calcext:value-type="float">
            <text:p>28,3125</text:p>
          </table:table-cell>
          <table:table-cell table:formula="of:=[.F39]/[.$L$8]*20" office:value-type="float" office:value="8.51503759398496" calcext:value-type="float">
            <text:p>8,52</text:p>
          </table:table-cell>
          <table:table-cell table:formula="of:=[.G39]+2" office:value-type="float" office:value="10.515037593985" calcext:value-type="float">
            <text:p>10,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9</text:p>
          </table:table-cell>
          <table:table-cell office:value-type="string" calcext:value-type="string">
            <text:p>Prénom39</text:p>
          </table:table-cell>
          <table:table-cell table:formula="of:=SUMPRODUCT(['probleme 1'.$C$2:.$M$2];['probleme 1'.$C44:.$M44])/4" office:value-type="float" office:value="0.5" calcext:value-type="float">
            <text:p>0,5</text:p>
          </table:table-cell>
          <table:table-cell table:formula="of:=SUMPRODUCT(['probleme 2'.$C$2:.$Q$2];['probleme 2'.$C44:.$Q44])/4" office:value-type="float" office:value="14.5" calcext:value-type="float">
            <text:p>14,5</text:p>
          </table:table-cell>
          <table:table-cell table:formula="of:=SUMPRODUCT(['probleme 3'.$C$2:.$N$2];['probleme 3'.$C44:.$N44])/4" office:value-type="float" office:value="4.5" calcext:value-type="float">
            <text:p>4,5</text:p>
          </table:table-cell>
          <table:table-cell table:formula="of:=SUM([.C40:.E40])" office:value-type="float" office:value="19.5" calcext:value-type="float">
            <text:p>19,5</text:p>
          </table:table-cell>
          <table:table-cell table:formula="of:=[.F40]/[.$L$8]*20" office:value-type="float" office:value="5.86466165413534" calcext:value-type="float">
            <text:p>5,86</text:p>
          </table:table-cell>
          <table:table-cell table:formula="of:=[.G40]+2" office:value-type="float" office:value="7.86466165413534" calcext:value-type="float">
            <text:p>7,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0</text:p>
          </table:table-cell>
          <table:table-cell office:value-type="string" calcext:value-type="string">
            <text:p>Prénom40</text:p>
          </table:table-cell>
          <table:table-cell table:formula="of:=SUMPRODUCT(['probleme 1'.$C$2:.$M$2];['probleme 1'.$C45:.$M45])/4" office:value-type="float" office:value="7.75" calcext:value-type="float">
            <text:p>7,75</text:p>
          </table:table-cell>
          <table:table-cell table:formula="of:=SUMPRODUCT(['probleme 2'.$C$2:.$Q$2];['probleme 2'.$C45:.$Q45])/4" office:value-type="float" office:value="20.375" calcext:value-type="float">
            <text:p>20,375</text:p>
          </table:table-cell>
          <table:table-cell table:formula="of:=SUMPRODUCT(['probleme 3'.$C$2:.$N$2];['probleme 3'.$C45:.$N45])/4" office:value-type="float" office:value="4.25" calcext:value-type="float">
            <text:p>4,25</text:p>
          </table:table-cell>
          <table:table-cell table:formula="of:=SUM([.C41:.E41])" office:value-type="float" office:value="32.375" calcext:value-type="float">
            <text:p>32,375</text:p>
          </table:table-cell>
          <table:table-cell table:formula="of:=[.F41]/[.$L$8]*20" office:value-type="float" office:value="9.73684210526316" calcext:value-type="float">
            <text:p>9,74</text:p>
          </table:table-cell>
          <table:table-cell table:formula="of:=[.G41]+2" office:value-type="float" office:value="11.7368421052632" calcext:value-type="float">
            <text:p>11,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1</text:p>
          </table:table-cell>
          <table:table-cell office:value-type="string" calcext:value-type="string">
            <text:p>Prénom41</text:p>
          </table:table-cell>
          <table:table-cell table:formula="of:=SUMPRODUCT(['probleme 1'.$C$2:.$M$2];['probleme 1'.$C46:.$M46])/4" office:value-type="float" office:value="9.5" calcext:value-type="float">
            <text:p>9,5</text:p>
          </table:table-cell>
          <table:table-cell table:formula="of:=SUMPRODUCT(['probleme 2'.$C$2:.$Q$2];['probleme 2'.$C46:.$Q46])/4" office:value-type="float" office:value="15.5" calcext:value-type="float">
            <text:p>15,5</text:p>
          </table:table-cell>
          <table:table-cell table:formula="of:=SUMPRODUCT(['probleme 3'.$C$2:.$N$2];['probleme 3'.$C46:.$N46])/4" office:value-type="float" office:value="3.875" calcext:value-type="float">
            <text:p>3,875</text:p>
          </table:table-cell>
          <table:table-cell table:formula="of:=SUM([.C42:.E42])" office:value-type="float" office:value="28.875" calcext:value-type="float">
            <text:p>28,875</text:p>
          </table:table-cell>
          <table:table-cell table:formula="of:=[.F42]/[.$L$8]*20" office:value-type="float" office:value="8.68421052631579" calcext:value-type="float">
            <text:p>8,68</text:p>
          </table:table-cell>
          <table:table-cell table:formula="of:=[.G42]+2" office:value-type="float" office:value="10.6842105263158" calcext:value-type="float">
            <text:p>10,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2</text:p>
          </table:table-cell>
          <table:table-cell office:value-type="string" calcext:value-type="string">
            <text:p>Prénom42</text:p>
          </table:table-cell>
          <table:table-cell table:formula="of:=SUMPRODUCT(['probleme 1'.$C$2:.$M$2];['probleme 1'.$C47:.$M47])/4" office:value-type="float" office:value="2.5" calcext:value-type="float">
            <text:p>2,5</text:p>
          </table:table-cell>
          <table:table-cell table:formula="of:=SUMPRODUCT(['probleme 2'.$C$2:.$Q$2];['probleme 2'.$C47:.$Q47])/4" office:value-type="float" office:value="12.75" calcext:value-type="float">
            <text:p>12,75</text:p>
          </table:table-cell>
          <table:table-cell table:formula="of:=SUMPRODUCT(['probleme 3'.$C$2:.$N$2];['probleme 3'.$C47:.$N47])/4" office:value-type="float" office:value="8.5" calcext:value-type="float">
            <text:p>8,5</text:p>
          </table:table-cell>
          <table:table-cell table:formula="of:=SUM([.C43:.E43])" office:value-type="float" office:value="23.75" calcext:value-type="float">
            <text:p>23,75</text:p>
          </table:table-cell>
          <table:table-cell table:formula="of:=[.F43]/[.$L$8]*20" office:value-type="float" office:value="7.14285714285714" calcext:value-type="float">
            <text:p>7,14</text:p>
          </table:table-cell>
          <table:table-cell table:formula="of:=[.G43]+2" office:value-type="float" office:value="9.14285714285714" calcext:value-type="float">
            <text:p>9,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3</text:p>
          </table:table-cell>
          <table:table-cell office:value-type="string" calcext:value-type="string">
            <text:p>Prénom43</text:p>
          </table:table-cell>
          <table:table-cell table:formula="of:=SUMPRODUCT(['probleme 1'.$C$2:.$M$2];['probleme 1'.$C48:.$M48])/4" office:value-type="float" office:value="1" calcext:value-type="float">
            <text:p>1</text:p>
          </table:table-cell>
          <table:table-cell table:formula="of:=SUMPRODUCT(['probleme 2'.$C$2:.$Q$2];['probleme 2'.$C48:.$Q48])/4" office:value-type="float" office:value="10.125" calcext:value-type="float">
            <text:p>10,125</text:p>
          </table:table-cell>
          <table:table-cell table:formula="of:=SUMPRODUCT(['probleme 3'.$C$2:.$N$2];['probleme 3'.$C48:.$N48])/4" office:value-type="float" office:value="5.5" calcext:value-type="float">
            <text:p>5,5</text:p>
          </table:table-cell>
          <table:table-cell table:formula="of:=SUM([.C44:.E44])" office:value-type="float" office:value="16.625" calcext:value-type="float">
            <text:p>16,625</text:p>
          </table:table-cell>
          <table:table-cell table:formula="of:=[.F44]/[.$L$8]*20" office:value-type="float" office:value="5" calcext:value-type="float">
            <text:p>5,00</text:p>
          </table:table-cell>
          <table:table-cell table:formula="of:=[.G44]+2" office:value-type="float" office:value="7" calcext:value-type="float">
            <text:p>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4</text:p>
          </table:table-cell>
          <table:table-cell office:value-type="string" calcext:value-type="string">
            <text:p>Prénom44</text:p>
          </table:table-cell>
          <table:table-cell table:formula="of:=SUMPRODUCT(['probleme 1'.$C$2:.$M$2];['probleme 1'.$C49:.$M49])/4" office:value-type="float" office:value="10.75" calcext:value-type="float">
            <text:p>10,75</text:p>
          </table:table-cell>
          <table:table-cell table:formula="of:=SUMPRODUCT(['probleme 2'.$C$2:.$Q$2];['probleme 2'.$C49:.$Q49])/4" office:value-type="float" office:value="19.875" calcext:value-type="float">
            <text:p>19,875</text:p>
          </table:table-cell>
          <table:table-cell table:formula="of:=SUMPRODUCT(['probleme 3'.$C$2:.$N$2];['probleme 3'.$C49:.$N49])/4" office:value-type="float" office:value="15.375" calcext:value-type="float">
            <text:p>15,375</text:p>
          </table:table-cell>
          <table:table-cell table:formula="of:=SUM([.C45:.E45])" office:value-type="float" office:value="46" calcext:value-type="float">
            <text:p>46</text:p>
          </table:table-cell>
          <table:table-cell table:formula="of:=[.F45]/[.$L$8]*20" office:value-type="float" office:value="13.8345864661654" calcext:value-type="float">
            <text:p>13,83</text:p>
          </table:table-cell>
          <table:table-cell table:formula="of:=[.G45]+2" office:value-type="float" office:value="15.8345864661654" calcext:value-type="float">
            <text:p>15,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5</text:p>
          </table:table-cell>
          <table:table-cell office:value-type="string" calcext:value-type="string">
            <text:p>Prénom45</text:p>
          </table:table-cell>
          <table:table-cell table:formula="of:=SUMPRODUCT(['probleme 1'.$C$2:.$M$2];['probleme 1'.$C50:.$M50])/4" office:value-type="float" office:value="12" calcext:value-type="float">
            <text:p>12</text:p>
          </table:table-cell>
          <table:table-cell table:formula="of:=SUMPRODUCT(['probleme 2'.$C$2:.$Q$2];['probleme 2'.$C50:.$Q50])/4" office:value-type="float" office:value="20.25" calcext:value-type="float">
            <text:p>20,25</text:p>
          </table:table-cell>
          <table:table-cell table:formula="of:=SUMPRODUCT(['probleme 3'.$C$2:.$N$2];['probleme 3'.$C50:.$N50])/4" office:value-type="float" office:value="8.375" calcext:value-type="float">
            <text:p>8,375</text:p>
          </table:table-cell>
          <table:table-cell table:formula="of:=SUM([.C46:.E46])" office:value-type="float" office:value="40.625" calcext:value-type="float">
            <text:p>40,625</text:p>
          </table:table-cell>
          <table:table-cell table:formula="of:=[.F46]/[.$L$8]*20" office:value-type="float" office:value="12.218045112782" calcext:value-type="float">
            <text:p>12,22</text:p>
          </table:table-cell>
          <table:table-cell table:formula="of:=[.G46]+2" office:value-type="float" office:value="14.218045112782" calcext:value-type="float">
            <text:p>14,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6</text:p>
          </table:table-cell>
          <table:table-cell office:value-type="string" calcext:value-type="string">
            <text:p>Prénom46</text:p>
          </table:table-cell>
          <table:table-cell table:formula="of:=SUMPRODUCT(['probleme 1'.$C$2:.$M$2];['probleme 1'.$C51:.$M51])/4" office:value-type="float" office:value="14" calcext:value-type="float">
            <text:p>14</text:p>
          </table:table-cell>
          <table:table-cell table:formula="of:=SUMPRODUCT(['probleme 2'.$C$2:.$Q$2];['probleme 2'.$C51:.$Q51])/4" office:value-type="float" office:value="20.75" calcext:value-type="float">
            <text:p>20,75</text:p>
          </table:table-cell>
          <table:table-cell table:formula="of:=SUMPRODUCT(['probleme 3'.$C$2:.$N$2];['probleme 3'.$C51:.$N51])/4" office:value-type="float" office:value="9.625" calcext:value-type="float">
            <text:p>9,625</text:p>
          </table:table-cell>
          <table:table-cell table:formula="of:=SUM([.C47:.E47])" office:value-type="float" office:value="44.375" calcext:value-type="float">
            <text:p>44,375</text:p>
          </table:table-cell>
          <table:table-cell table:formula="of:=[.F47]/[.$L$8]*20" office:value-type="float" office:value="13.3458646616541" calcext:value-type="float">
            <text:p>13,35</text:p>
          </table:table-cell>
          <table:table-cell table:formula="of:=[.G47]+2" office:value-type="float" office:value="15.3458646616541" calcext:value-type="float">
            <text:p>15,3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3" loext:min-decimal-places="13" number:min-integer-digits="1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number:number-style style:name="N150">
      <number:number number:decimal-places="17" loext:min-decimal-places="17" number:min-integer-digits="1"/>
    </number:number-style>
    <number:number-style style:name="N151">
      <number:number number:decimal-places="18" loext:min-decimal-places="18" number:min-integer-digits="1"/>
    </number:number-style>
    <number:number-style style:name="N152">
      <number:number number:decimal-places="19" loext:min-decimal-places="19" number:min-integer-digits="1"/>
    </number:number-style>
    <number:number-style style:name="N153">
      <number:number number:decimal-places="20" loext:min-decimal-places="20" number:min-integer-digits="1"/>
    </number:number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2" loext:min-decimal-places="2" number:min-integer-digits="0"/>
    </number:number-style>
    <number:number-style style:name="N158">
      <number:number number:decimal-places="3" loext:min-decimal-places="3" number:min-integer-digits="0"/>
    </number:number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21:25:43.34672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23:08:35.488951000</meta:creation-date>
    <dc:date>2017-12-18T21:28:26.408358000</dc:date>
    <meta:editing-duration>P1DT10H31M34S</meta:editing-duration>
    <meta:editing-cycles>69</meta:editing-cycles>
    <meta:generator>LibreOffice/5.1.5.2$MacOSX_X86_64 LibreOffice_project/7a864d8825610a8c07cfc3bc01dd4fce6a9447e5</meta:generator>
    <meta:document-statistic meta:table-count="4" meta:cell-count="2541" meta:object-count="0"/>
  </office:meta>
</office:document-meta>
</file>